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PH: Le code est-il de l’art ?</text:p>
      <text:p text:style-name="Standard">Problématique</text:p>
      <text:p text:style-name="Standard">Quelles sont les possibilités de faire de l’art avec</text:p>
      <text:p text:style-name="Standard">du code ?</text:p>
      <text:p text:style-name="Standard">Florian RascoussierProjet Personnel en Humanité</text:p>
      <text:p text:style-name="Standard">Institut National des Sciences Appliquées de Lyon (INSA Lyon)</text:p>
      <text:p text:style-name="Standard">Rapport de soutenance</text:p>
      <text:p text:style-name="Standard">Semestre d’été 2022</text:p>
      <text:p text:style-name="Standard">Problématique</text:p>
      <text:p text:style-name="Standard">Quelles sont les possibilités de faire de l’art avec</text:p>
      <text:p text:style-name="Standard">du code ?</text:p>
      <text:p text:style-name="Standard">Autheur:</text:p>
      <text:p text:style-name="Standard">Florian Rascoussier, étudiant en 4 ème année d’informatique à l’INSA Lyon</text:p>
      <text:p text:style-name="Standard">Tuteur:</text:p>
      <text:p text:style-name="Standard">Lionel Brunie, Professeur et Directeur du Département d’Informatique de</text:p>
      <text:p text:style-name="Standard">l’INSA Lyon (IF), chercheur au laboratoire LIRIS</text:p>
      <text:p text:style-name="Standard">Jury:</text:p>
      <text:p text:style-name="Standard">Lionel Brunie</text:p>
      <text:p text:style-name="Standard">Éric Guérin, Professeur à l’INSA Lyon, Chercheur au laboratoire LIRISAbstract</text:p>
      <text:p text:style-name="Standard">Ce rapport de projet présente un ensemble de recherches et de réflexions per-</text:p>
      <text:p text:style-name="Standard">sonnelles pour tenter d’explorer la pratique de la programmation et le code qui</text:p>
      <text:p text:style-name="Standard">en résulte sous l’angle de la création artistique. L’objectif est de comprendre ce</text:p>
      <text:p text:style-name="Standard">qu’est le code et comment il peut être conçu et créé de manière artistique. Il s’agit</text:p>
      <text:p text:style-name="Standard">donc de saisir en quoi le code est-il de l’art.</text:p>
      <text:p text:style-name="Standard">En outre, le code étant un outil à même de former des images, des mouvements</text:p>
      <text:p text:style-name="Standard">ou des sons, on ne s’intéressera pas à la manière de créer des œuvres d’art en</text:p>
      <text:p text:style-name="Standard">utilisant du code. Il s’agit de se focaliser sur le code et la programmation elle-</text:p>
      <text:p text:style-name="Standard">même, et non pas sur le produit ou résultat de ces derniers.</text:p>
      <text:p text:style-name="Standard">Remerciements</text:p>
      <text:p text:style-name="Standard">Remerciements aux encadrants de ce projet, à savoir :</text:p>
      <text:p text:style-name="Standard">• Lionel Brunie - &lt;lionel.brunie@insa-lyon.fr&gt; : Encadrant final du PPH.</text:p>
      <text:p text:style-name="Standard">• Gonzalo Suarez Lopez - &lt;gonzalo.suarez-lopez@insa-lyon.fr&gt; : Premier</text:p>
      <text:p text:style-name="Standard">encadrant du PPH.</text:p>
      <text:p text:style-name="Standard">Une première ébauche de ce rapport a d’abord été rédigé dans les semaines précé-</text:p>
      <text:p text:style-name="Standard">dentes à une séance de débat. Celle-ci a permise de réunir quelques personnes du</text:p>
      <text:p text:style-name="Standard">Département Informatique de l’INSA Lyon afin de discuter de la problématique et</text:p>
      <text:p text:style-name="Standard">prendre connaissances des recherches préalables. La seconde partie ayant permise</text:p>
      <text:p text:style-name="Standard">de débattre sur le sujet et de proposer de nouvelles pistes de réflexion.</text:p>
      <text:p text:style-name="Standard">Remerciements particuliers aux participants de la séance de débat, qui a eu lieu</text:p>
      <text:p text:style-name="Standard">le jeudi 7 avril 2022 (10-12h) :</text:p>
      <text:p text:style-name="Standard">• Éric Guérin - &lt;eric.guerin@insa-lyon.fr&gt; : Professeur, chercheur au labo-</text:p>
      <text:p text:style-name="Standard">ratoire LIRIS.</text:p>
      <text:p text:style-name="Standard">• Anicet Nougaret - &lt;anicet.nougaret@insa-lyon.fr&gt; : Étudiant IF 3 ème an-</text:p>
      <text:p text:style-name="Standard">née.</text:p>
      <text:p text:style-name="Standard">• Ithan Velarde Requena - &lt;ithan.velarde-requena@insa-lyon.fr&gt; : Étudi-</text:p>
      <text:p text:style-name="Standard">ant IF 4 ème année.</text:p>
      <text:p text:style-name="Standard">iAvant-propos</text:p>
      <text:p text:style-name="Standard">Ce projet de PPH est titré par la question «Le code est-il de l’art ?». Ce titre</text:p>
      <text:p text:style-name="Standard">décrit bien l’objectif et le cadre général de ce PPH mais couvre un vaste champ de</text:p>
      <text:p text:style-name="Standard">réflexion qui n’est pas réellement représentatif du point de vue choisie. En effet, le</text:p>
      <text:p text:style-name="Standard"><text:soft-page-break/>code étant le produit d’une pratique, il semble assez direct de dire qui puisse être</text:p>
      <text:p text:style-name="Standard">l’objet d’une création ou d’une pratique artistique. Ainsi, la problématique réelle</text:p>
      <text:p text:style-name="Standard">est donc «Quelles sont les possibilités de faire de l’art avec du code ?». Cette</text:p>
      <text:p text:style-name="Standard">question est donc ciblée sur les pratiques, les formes et les moyens de création</text:p>
      <text:p text:style-name="Standard">artistique ayant le code pour objet.</text:p>
      <text:p text:style-name="Standard">Néanmoins, la réponse à la problématique ne pouvant passer que par la com-</text:p>
      <text:p text:style-name="Standard">préhension du sujet global, il va donc falloir consacrer les 2 premières parties du</text:p>
      <text:p text:style-name="Standard">rapport à discuter de ce qu’est le code, et de la nature de l’art, avant de réelle-</text:p>
      <text:p text:style-name="Standard">ment pouvoir aborder les différents axes de création artistiques, et les pratiques</text:p>
      <text:p text:style-name="Standard">connexes que l’on peut relier au code et à la programmation. En effet, art comme</text:p>
      <text:p text:style-name="Standard">code sont des concepts flous qui cachent une multitude des réalités et concepts</text:p>
      <text:p text:style-name="Standard">différents. Bien qu’il ne sera pas possible d’en donner une définition précise et</text:p>
      <text:p text:style-name="Standard">complète, discuter de ces concepts est néanmoins nécessaire pour se doter des</text:p>
      <text:p text:style-name="Standard">outils de compréhension et de réflexion utiles pour la suite du rapport.</text:p>
      <text:p text:style-name="Standard">Enfin, il semble important de rappeler que ce rapport est issue d’un projet de</text:p>
      <text:p text:style-name="Standard">PPH, c’est-à-dire d’un travail personnel de 4 ème année, sans créneau horaire réservé</text:p>
      <text:p text:style-name="Standard">dans la formation et valorisé au minimum d’un unique crédit ECTS. Il est donc</text:p>
      <text:p text:style-name="Standard">important de considérer que ce rapport n’a en aucune manière l’ambition de faire</text:p>
      <text:p text:style-name="Standard">un tour exhaustif de la question auquel il tente d’apporter un éclairage. Enfin, il</text:p>
      <text:p text:style-name="Standard">semble pertinent de mentionner que ce projet a très largement dépassé les quelque</text:p>
      <text:p text:style-name="Standard">25 heures conseillées pour la réalisation d’un PPH.</text:p>
      <text:p text:style-name="Standard">iiContents</text:p>
      <text:p text:style-name="Standard">1 Introduction 1</text:p>
      <text:p text:style-name="Standard">2 Qu’est-ce que le code ? 1</text:p>
      <text:p text:style-name="Standard">2.1 Programmation, code et langage . . . . . . . . . . . . . . . . . . . . 1</text:p>
      <text:p text:style-name="Standard">2.2 Petite Histoire du code . . . . . . . . . . . . . . . . . . . . . . . . . 4</text:p>
      <text:p text:style-name="Standard">2.3 Le Langage . . . . . . . . . . . . . . . . . . . . . . . . . . . . . . . 5</text:p>
      <text:p text:style-name="Standard">3 Le code est-il de l’art ?</text:p>
      <text:p text:style-name="Standard">8</text:p>
      <text:p text:style-name="Standard">3.1 Un problème de définition . . . . . . . . . . . . . . . . . . . . . . .</text:p>
      <text:p text:style-name="Standard">3.2 Définir Art et Œuvre . . . . . . . . . . . . . . . . . . . . . . . . . . 10</text:p>
      <text:p text:style-name="Standard">3.3 Programmation et code . . . . . . . . . . . . . . . . . . . . . . . . . 12</text:p>
      <text:p text:style-name="Standard">4 Faire de l’art avec du code ?</text:p>
      <text:p text:style-name="Standard">8</text:p>
      <text:p text:style-name="Standard">15</text:p>
      <text:p text:style-name="Standard">4.1 La programmation en tant qu’art . . . . . . . . . . . . . . . . . . . 15</text:p>
      <text:p text:style-name="Standard">4.2 Approche esthétique, forme et fond . . . . . . . . . . . . . . . . . . 17</text:p>
      <text:p text:style-name="Standard">4.3 Univers visuels, connotations et perceptions . . . . . . . . . . . . . 19</text:p>
      <text:p text:style-name="Standard">5 Conclusion 21</text:p>
      <text:p text:style-name="Standard">6 Appendices 23</text:p>
      <text:p text:style-name="Standard">Acronymes 23</text:p>
      <text:p text:style-name="Standard">Glossaire 23</text:p>
      <text:p text:style-name="Standard">Références 24</text:p>
      <text:p text:style-name="Standard">iiiBibliographie complémentaire</text:p>
      <text:p text:style-name="Standard">25</text:p>
      <text:p text:style-name="Standard">iv1</text:p>
      <text:p text:style-name="Standard">Introduction</text:p>
      <text:p text:style-name="Standard">Nous verrons d’abord en quoi la pratique de la programmation et le code qui</text:p>
      <text:p text:style-name="Standard">en résulte ont évolué afin de comprendre en détail ce qu’est le code. Nous nous</text:p>
      <text:p text:style-name="Standard">intéresserons ensuite à la question de l’art puis à la relation entre le code et ce</text:p>
      <text:p text:style-name="Standard">dernier. Enfin, nous explorerons les diverses méthodes, pratiques et techniques qui</text:p>
      <text:p text:style-name="Standard">font du code un champ potentiel d’expression artistique à part entière.</text:p>
      <text:p text:style-name="Standard"><text:soft-page-break/>2</text:p>
      <text:p text:style-name="Standard">Qu’est-ce que le code ?</text:p>
      <text:p text:style-name="Standard">Comprendre le code est la première étape indispensable afin de pouvoir considérer</text:p>
      <text:p text:style-name="Standard">le problème du rapport entre celui-ci et l’art. Le terme n’est pas nécessairement</text:p>
      <text:p text:style-name="Standard">bien connoté dans la sphère de l’informatique de même que l’on ne parle pas de</text:p>
      <text:p text:style-name="Standard">rond, mais de cercle en géométrie cartésienne. Pourtant, le terme est intéressant</text:p>
      <text:p text:style-name="Standard">en cela qu’il a le mérite d’être en apparence simple, à même de parler à chacun.</text:p>
      <text:p text:style-name="Standard">Il faut cependant tenter d’éclaircir le terme et tenter d’en apporter une définition</text:p>
      <text:p text:style-name="Standard">satisfaisante.</text:p>
      <text:p text:style-name="Standard">2.1</text:p>
      <text:p text:style-name="Standard">Programmation, code et langage</text:p>
      <text:p text:style-name="Standard">La programmation est un terme générique. Composé du suffixe -ation, du latin</text:p>
      <text:p text:style-name="Standard">-atio, utilisé pour signifier une action, et du nom programme lui-même issue via</text:p>
      <text:p text:style-name="Standard">le latin programma du grec ancien πρόγραμμα qui peut désigner divers concepts</text:p>
      <text:p text:style-name="Standard">selon le domaine. Par exemple le terme programmation désigne, dans le milieu du</text:p>
      <text:p text:style-name="Standard">cinéma, l’action de déterminer les programmes ou films d’une salle donnée. Bien</text:p>
      <text:p text:style-name="Standard">sûr, le terme est ici considéré sous l’angle des sciences informatiques. «Pour éviter</text:p>
      <text:p text:style-name="Standard">cette confusion polysémique, des termes alternatifs sont parfois utilisés, comme le</text:p>
      <text:p text:style-name="Standard">code ou le codage, mais la programmation informatique ne peut pas se réduire au</text:p>
      <text:p text:style-name="Standard">code» [3]. D’après le Larousse, la programmation est donc : «</text:p>
      <text:p text:style-name="Standard">• l’action de programmer, c’est-à-dire fournir à un ordinateur les</text:p>
      <text:p text:style-name="Standard">données et les instructions concernant un problème à résoudre,</text:p>
      <text:p text:style-name="Standard">une tâche à effectuer, etc.</text:p>
      <text:p text:style-name="Standard">• l’établissement d’un programme, c’est-à-dire une séquence d’instructions</text:p>
      <text:p text:style-name="Standard">et de données enregistrée sur un support et susceptible d’être</text:p>
      <text:p text:style-name="Standard">traitée par un ordinateur.</text:p>
      <text:p text:style-name="Standard">1» [2]. Ces quelques définitions ne sont pas parfaites mais posent certains élé-</text:p>
      <text:p text:style-name="Standard">ments essentiels. Elles montrent que la programmation est une action, un acte</text:p>
      <text:p text:style-name="Standard">qui suppose des considérations techniques (quelle machine, quel format, quelles</text:p>
      <text:p text:style-name="Standard">instructions), physique ou structurelles (comment l’exécution est effectuée, com-</text:p>
      <text:p text:style-name="Standard">ment fournir les instructions à la machine, quel support), et un but (quelle tâche,</text:p>
      <text:p text:style-name="Standard">pour quoi faire). La programmation est donc une activité créatrice et créative. On</text:p>
      <text:p text:style-name="Standard">comprend aussi que le code est l’objet de cette création, ce qu’elle produit.</text:p>
      <text:p text:style-name="Standard">Le code est donc un objet issu d’un acte de production. En cela, la program-</text:p>
      <text:p text:style-name="Standard">mation relève donc de la technique tandis que le code est de l’ordre du produit,</text:p>
      <text:p text:style-name="Standard">du résultat. Le mot code est cependant lui aussi fortement polysémique. En effet,</text:p>
      <text:p text:style-name="Standard">le terme est issu du latin codex, variante de caudex signifiant «tronc». Le terme</text:p>
      <text:p text:style-name="Standard">est historiquement associé aux livres et particulièrement aux ouvrages juridiques.</text:p>
      <text:p text:style-name="Standard">Aujourd’hui, il peut prendre divers sens selon le domaine considéré, du droit à la</text:p>
      <text:p text:style-name="Standard">linguistique en passant par l’informatique ou la cryptographie. Le Larousse dis-</text:p>
      <text:p text:style-name="Standard">tingue ainsi de nombreux sens différents pour le mot, dont les plus intéressantes</text:p>
      <text:p text:style-name="Standard">du point de vue du sujet sont les suivantes : «</text:p>
      <text:p text:style-name="Standard">• Ensemble de règles qu’il convient de respecter.</text:p>
      <text:p text:style-name="Standard">• Système de symbole permettant d’interpréter, de transmettre, un</text:p>
      <text:p text:style-name="Standard">message, de représenter une information, des données.</text:p>
      <text:p text:style-name="Standard">• Système conventionnel, rigoureusement structuré, de symboles ou</text:p>
      <text:p text:style-name="Standard">de signes et de règles combinatoires intégrées dans le processus de</text:p>
      <text:p text:style-name="Standard">la communication.</text:p>
      <text:p text:style-name="Standard">• Ensemble d’instructions écrites dans un langage lisible par l’homme</text:p>
      <text:p text:style-name="Standard">et devant être traduites en langage machine pour être exécuté par</text:p>
      <text:p text:style-name="Standard">un ordinateur.</text:p>
      <text:p text:style-name="Standard">» [2]. Toutes ces définitions sont intéressantes, notamment en considérant le point</text:p>
      <text:p text:style-name="Standard"><text:soft-page-break/>de vue d’un non-informaticien. On comprend que le code désigne donc un moyen</text:p>
      <text:p text:style-name="Standard">de transmettre de l’information via un système de règles, mais aussi les règles</text:p>
      <text:p text:style-name="Standard">elles-mêmes.</text:p>
      <text:p text:style-name="Standard">On considèrera tout de même quelques définitions du Wiktionnaire: «</text:p>
      <text:p text:style-name="Standard">• Le code source est un texte qui représente les instructions d’un</text:p>
      <text:p text:style-name="Standard">programme telles qu’elles ont été écrites par un programmeur.</text:p>
      <text:p text:style-name="Standard">• Le langage machine ou code machine, est la suite de bits qui</text:p>
      <text:p text:style-name="Standard">est interprétée par le processeur d’un ordinateur exécutant un</text:p>
      <text:p text:style-name="Standard">programme informatique.</text:p>
      <text:p text:style-name="Standard">2• Système de symboles permettant de représenter une information</text:p>
      <text:p text:style-name="Standard">dans un domaine technique (code binaire, alphanumérique, morse).</text:p>
      <text:p text:style-name="Standard">» [4]. Ces définitions viennent compléter celle du code. Du point de vue de</text:p>
      <text:p text:style-name="Standard">l’informatique, le code est donc un ensemble d’instructions et les instructions elles-</text:p>
      <text:p text:style-name="Standard">mêmes qui sont alors dépendantes d’un langage, système et niveau d’abstraction</text:p>
      <text:p text:style-name="Standard">considéré. En effet, tout code ne peut être écrit qu’en respectant des normes et des</text:p>
      <text:p text:style-name="Standard">règles afin d’être finalement exécutable par une machine. Il est le fruit d’un acte</text:p>
      <text:p text:style-name="Standard">de création, d’un travail d’écriture et de conception. Le code est donc fortement</text:p>
      <text:p text:style-name="Standard">lié aux règles qui le définissent.</text:p>
      <text:p text:style-name="Standard">Cet étallage de définitions permet donc de saisir la nature profondément polysémique</text:p>
      <text:p text:style-name="Standard">du terme et son lien étroit avec la notion de programmation. On peut donc caté-</text:p>
      <text:p text:style-name="Standard">goriser les différents sens qui seront utiles dans la suite de ce rapport:</text:p>
      <text:p text:style-name="Standard">• Séquence instructions et de données qui constituent un programme et qui</text:p>
      <text:p text:style-name="Standard">ont vocation à être exécuté par un ordinateur. Il s’agit d’un sens général qui</text:p>
      <text:p text:style-name="Standard">englobe une variété de représentation, du code source aux ASIC.</text:p>
      <text:p text:style-name="Standard">• Système de règles, de symboles et de conventions permettant de représen-</text:p>
      <text:p text:style-name="Standard">ter une information. Il s’agit d’une considération générale de ce que peut</text:p>
      <text:p text:style-name="Standard">désigner le terme. On pensera notamment aux langages informatiques et</text:p>
      <text:p text:style-name="Standard">langages de programmation qui sont des éléments essentiels à la pratique</text:p>
      <text:p text:style-name="Standard">de la programmation moderne et qui déterminent fortement la forme que</text:p>
      <text:p text:style-name="Standard">prendra le code source.</text:p>
      <text:p text:style-name="Standard">• On désigne par code source, l’ensemble des documents qui forment un pro-</text:p>
      <text:p text:style-name="Standard">gramme avant toute forme de traitement. Ce code est alors réparti dans un</text:p>
      <text:p text:style-name="Standard">ou plusieurs textes et documents écrits qui peuvent être rédigés et lus par</text:p>
      <text:p text:style-name="Standard">un humain. Ils servent de base à divers procédés permettant de passer de</text:p>
      <text:p text:style-name="Standard">ces documents à un ensemble de données et d’instructions exécutés par un</text:p>
      <text:p text:style-name="Standard">ordinateur.</text:p>
      <text:p text:style-name="Standard">• Le code machine désigne les instructions, généralement après traitement, qui</text:p>
      <text:p text:style-name="Standard">sont donc directement exécutées par le processeur d’un ordinateur. Elles</text:p>
      <text:p text:style-name="Standard">n’ont pas vocations à être écrites ou lues par un humain et sont dites de bas</text:p>
      <text:p text:style-name="Standard">niveau. Elles sont également fortement dépendantes du jeu d’instruction,</text:p>
      <text:p text:style-name="Standard">c’est-à-dire des instructions machines exécutables par le processeur consid-</text:p>
      <text:p text:style-name="Standard">éré. Cet élément explique entre autre le besoin de disposer de systèmes</text:p>
      <text:p text:style-name="Standard">de représentations de plus hauts niveaux, indépendants de la notion de jeu</text:p>
      <text:p text:style-name="Standard">d’instruction. On notera que l’assembly, c’est-à-dire du code machine écrit</text:p>
      <text:p text:style-name="Standard">3sous une forme lisible par un humain n’en est pas stricto sensu une forme</text:p>
      <text:p text:style-name="Standard">alternative puisqu’il représente la même chose, mais nécessite quand même</text:p>
      <text:p text:style-name="Standard">une conversion.</text:p>
      <text:p text:style-name="Standard">• Enfin, on introduira la notion de code-idée, c’est-à-dire l’algorithme, l’objectif</text:p>
      <text:p text:style-name="Standard">derrière le code source ou machine, l’idée indépendante de tout langage ou</text:p>
      <text:p text:style-name="Standard">implémentation. Cette idée traverse les différents niveaux de code et nait</text:p>
      <text:p text:style-name="Standard">en premier lieu dans l’esprit du programmeur lorsqu’il écrit ou lit un code</text:p>
      <text:p text:style-name="Standard">source. Cette idée peut s’exprimer en une multitude de formes selon le choix</text:p>
      <text:p text:style-name="Standard"><text:soft-page-break/>du langage utilisé. D’une certaine manière, le choix du langage va cependant</text:p>
      <text:p text:style-name="Standard">impacter la forme prise par l’idée et il y a donc une distinction entre l’idée,</text:p>
      <text:p text:style-name="Standard">la forme et l’exécution effective.</text:p>
      <text:p text:style-name="Standard">Pour résumer, on peut considérer que le code est un moyen de transmettre</text:p>
      <text:p text:style-name="Standard">des informations, mais aussi de les représenter. Ces informations constituent un</text:p>
      <text:p text:style-name="Standard">programme, fruit du travail du programmeur et conçu avec un objectif particulier.</text:p>
      <text:p text:style-name="Standard">Pour cela, il est nécessaire de respecter des règles généralement sous la forme d’un</text:p>
      <text:p text:style-name="Standard">langage de programmation. Afin de mieux comprendre l’évolution de ces concepts</text:p>
      <text:p text:style-name="Standard">et leurs différentes formes, il convient de s’intéresser à leur histoire.</text:p>
      <text:p text:style-name="Standard">2.2</text:p>
      <text:p text:style-name="Standard">Petite Histoire du code</text:p>
      <text:p text:style-name="Standard">Remonter dans l’histoire du code et de la programmation est important pour</text:p>
      <text:p text:style-name="Standard">comprendre ses origines, ses différentes formes et ses évolutions. La programmation</text:p>
      <text:p text:style-name="Standard">est une technique qui permet de définir des règles et des comportements sans</text:p>
      <text:p text:style-name="Standard">avoir à changer le système physique qui l’utilise. Selon la définition que l’on se</text:p>
      <text:p text:style-name="Standard">donne et les exemples que l’on choisi de considérer, on peut remonter jusque dans</text:p>
      <text:p text:style-name="Standard">l’antiquité avec les automates de Héron d’Alexandrie [20]. L’idée originale étant</text:p>
      <text:p text:style-name="Standard">de pouvoir définir un système capable de modifier son comportement sans modifier</text:p>
      <text:p text:style-name="Standard">ses composants physiques dans le but évident de multiplier les effets sans avoir à</text:p>
      <text:p text:style-name="Standard">changer le système qui les produit.</text:p>
      <text:p text:style-name="Standard">La première invention majeure remonte cependant au début du XIX ème siècle,</text:p>
      <text:p text:style-name="Standard">avec l’invention du métier à tisser Jacquard, en 1801 à Lyon [17]. Son inven-</text:p>
      <text:p text:style-name="Standard">tion, inspirée des orgues de barbarie, permettait de lever automatiquement les fils</text:p>
      <text:p text:style-name="Standard">de soie nécessaire à la réalisation de motifs. Motifs pouvant être modifiés grâce</text:p>
      <text:p text:style-name="Standard">à un système modulaire de cartes perforées et d’un mécanisme en carré mobile</text:p>
      <text:p text:style-name="Standard">[18]. Ce système est donc l’ancêtre direct des cartes perforées encore en usage</text:p>
      <text:p text:style-name="Standard">au XX ème siècle, et successivement amélioré par les équipes de Sir Thomas Watson</text:p>
      <text:p text:style-name="Standard">4et sa société IBM. Passant par étape de 22 à 80 colonnes et de 8 à 10 lignes,</text:p>
      <text:p text:style-name="Standard">la fameuse IBM card a permis à l’entreprise de se développer fortement dans la</text:p>
      <text:p text:style-name="Standard">première moitié du XX ème siècle, en restant pendant près de 40 ans le moyen par</text:p>
      <text:p text:style-name="Standard">excellence pour stocker, transmettre et traiter des données [19].</text:p>
      <text:p text:style-name="Standard">Entre temps, il est important de regarder les développements de Charles Baddage</text:p>
      <text:p text:style-name="Standard">et ses travaux sur les machines calculatoires et analytiques qui font qu’il est sou-</text:p>
      <text:p text:style-name="Standard">vent considéré, non sans raison, comme le père de l’ordinateur [21]. Inspiré par le</text:p>
      <text:p text:style-name="Standard">métier Jacquard, ce professeur de l’université de Cambridge a d’abord créé le Dif-</text:p>
      <text:p text:style-name="Standard">ference Engine avant d’envisager l’Analytical Engine. Cette machine entièrement</text:p>
      <text:p text:style-name="Standard">analogique est théoriquement capable de calculer automatiquement des tables de</text:p>
      <text:p text:style-name="Standard">calculs pour certaines fonctions mathématiques comme le logarithme, ou encore</text:p>
      <text:p text:style-name="Standard">pour le calcul automatique des marées. Bien qu’il n’acheva jamais sa machine, il</text:p>
      <text:p text:style-name="Standard">proposa une nouvelle idée d’une machine généraliste qui aurait eu sa propre unité</text:p>
      <text:p text:style-name="Standard">centrale de calcul et sa mémoire.</text:p>
      <text:p text:style-name="Standard">Dans les notes accompagnant la traduction de notes d’un séminaire donné par</text:p>
      <text:p text:style-name="Standard">Baddage en 1840, Augusta Ada King, comtesse de Lovelace, ou simplement Ada</text:p>
      <text:p text:style-name="Standard">Lovelace proposa une méthode de calcul automatique de la suite des nombres</text:p>
      <text:p text:style-name="Standard">de Bernoulli sur la machine analytique, le tout sous forme d’un diagramme et</text:p>
      <text:p text:style-name="Standard">d’informations complémentaires. Cette méthode décrite dans la note G, qui se</text:p>
      <text:p text:style-name="Standard">distingue du pur calcul scientifique jusque-là envisagé, notamment par Baddage,</text:p>
      <text:p text:style-name="Standard">et est souvent considéré comme le premier véritable programme informatique [22].</text:p>
      <text:p text:style-name="Standard">Ada Lovelace est ainsi considéré comme la première programmeuse de l’histoire.</text:p>
      <text:p text:style-name="Standard">Il faut cependant attendre le milieu du XX ème siècle, et notamment les travaux du</text:p>
      <text:p text:style-name="Standard">mathématicien anglais Alan Turing et son article fondateur de la science informa-</text:p>
      <text:p text:style-name="Standard">tique : “On computable numbers, with an application to the entscheidungsprob-</text:p>
      <text:p text:style-name="Standard"><text:soft-page-break/>lem”, pour que cette technique se développe réellement [1]. La programmation</text:p>
      <text:p text:style-name="Standard">allant de pair avec le développement et la montée en puissance des ordinateurs,</text:p>
      <text:p text:style-name="Standard">on passe progressivement de programmes simples réalisés physiquement sur circuit</text:p>
      <text:p text:style-name="Standard">électroniques, aux programmes sur cartes perforées, avant que ne se développent</text:p>
      <text:p text:style-name="Standard">les premiers langages de programmations. Ces langages ont largement impacté la</text:p>
      <text:p text:style-name="Standard">pratique de la programmation du fait du cadre et des outils qu’ils donnent aux</text:p>
      <text:p text:style-name="Standard">programmeurs.</text:p>
      <text:p text:style-name="Standard">2.3</text:p>
      <text:p text:style-name="Standard">Le Langage</text:p>
      <text:p text:style-name="Standard">Le terme langage est souvent associé en premier lieu à une faculté intrinsèque</text:p>
      <text:p text:style-name="Standard">de l’homme. En informatique, il désigne la façon dont instructions et données</text:p>
      <text:p text:style-name="Standard">5sont codées et les règles permettant de les manipuler. Le langage a enfin un sens</text:p>
      <text:p text:style-name="Standard">différent du point de vue de l’artiste. Aborder le sujet du langage et du code</text:p>
      <text:p text:style-name="Standard">requiert ainsi de bien comprendre les notions couvertes par le terme en question.</text:p>
      <text:p text:style-name="Standard">Pour le dictionnaire Larousse, le langage à donc de multiples définitions : «</text:p>
      <text:p text:style-name="Standard">• Faculté propre à l’homme d’exprimer et de communiquer sa pen-</text:p>
      <text:p text:style-name="Standard">sée au moyen d’un système de signe vocal ou graphique ; et ce</text:p>
      <text:p text:style-name="Standard">système.</text:p>
      <text:p text:style-name="Standard">• Système structuré de signes non verbaux remplissant une fonction</text:p>
      <text:p text:style-name="Standard">de communication.</text:p>
      <text:p text:style-name="Standard">• Ensemble des procédés utilisés par un artiste dans l’expression de</text:p>
      <text:p text:style-name="Standard">ses sentiments et de sa conception du monde.</text:p>
      <text:p text:style-name="Standard">• Mode d’expression propre à un sentiment, à une attitude.</text:p>
      <text:p text:style-name="Standard">• Ensemble de caractères, de symboles et de règles permettant de</text:p>
      <text:p text:style-name="Standard">les assembler, utilisé pour donner des instructions à un ordinateur.</text:p>
      <text:p text:style-name="Standard">• (machine) Langage directement exécutable par l’unité centrale</text:p>
      <text:p text:style-name="Standard">d’un ordinateur, dans lequel les instructions sont exprimées en</text:p>
      <text:p text:style-name="Standard">code binaire.</text:p>
      <text:p text:style-name="Standard">» [2]. On remarque que ces définitions recoupent en parties celles que l’on a pu</text:p>
      <text:p text:style-name="Standard">voir dans les parties précédentes au sujet du code. Code et langage sont ainsi très</text:p>
      <text:p text:style-name="Standard">lié. Du point de vue du programmeur, le langage est en effet la langue qui définit</text:p>
      <text:p text:style-name="Standard">comment organiser les instructions et les données afin de produire un programme</text:p>
      <text:p text:style-name="Standard">[6].</text:p>
      <text:p text:style-name="Standard">Un langage de programmation est un outil pour le programmeur. En effet, tout</text:p>
      <text:p text:style-name="Standard">programme étant par définition une suite d’instructions machines, soit de 0 et de</text:p>
      <text:p text:style-name="Standard">1, il n’est pas aisé pour un humain d’écrire ses programmes directement dans ce</text:p>
      <text:p text:style-name="Standard">langage bas niveau. Cependant, il est possible d’écrire des programmes dans des</text:p>
      <text:p text:style-name="Standard">langages humainement lisible, mais qui puisse être tout de même être transformé</text:p>
      <text:p text:style-name="Standard">en langage machine pour être exécuté par un ordinateur. De mêmes que pour les</text:p>
      <text:p text:style-name="Standard">langues parlées, il existe une multitude de langages de programmation. Comme le</text:p>
      <text:p text:style-name="Standard">dit Amade : «Il existe des pratiques de programmation très différentes, il existe</text:p>
      <text:p text:style-name="Standard">aussi des langages de programmation qui proposent des modes d’approche très</text:p>
      <text:p text:style-name="Standard">différentes» [6]. La variété des premières explique naturellement la multiplicité des</text:p>
      <text:p text:style-name="Standard">seconds, en plus d’autres facteurs comme les évolutions de la recherche, l’histoire</text:p>
      <text:p text:style-name="Standard">et jusqu’aux goûts, habitudes et usages des programmeurs.</text:p>
      <text:p text:style-name="Standard">6Le choix du ou des langages que l’on souhaite utiliser pour écrire un programme</text:p>
      <text:p text:style-name="Standard">est donc un aspect important. Comme l’écrit Dijkstra dans son livre A Discipline</text:p>
      <text:p text:style-name="Standard">of Programming en 1976: «[...] one is immediately faced with the question: Which</text:p>
      <text:p text:style-name="Standard">programming language am I going to use ?, and this is not a mere question of</text:p>
      <text:p text:style-name="Standard">presentation! A most important, but also most elusive, aspect of any tool is its</text:p>
      <text:p text:style-name="Standard">influence on the habits of those who train themselves in its use. If the tool is a</text:p>
      <text:p text:style-name="Standard">programming language, this influence is, -whether we like it or not- an influence</text:p>
      <text:p text:style-name="Standard"><text:soft-page-break/>on our thinking habits.» [5].</text:p>
      <text:p text:style-name="Standard">La création d’un langage de programmation est en elle-même une tâche com-</text:p>
      <text:p text:style-name="Standard">plexe. En effet, de très nombreux éléments rentrent en comptent dans la création</text:p>
      <text:p text:style-name="Standard">d’un langage. Comment le rappelle les auteurs de Introduction à la théorie des lan-</text:p>
      <text:p text:style-name="Standard">gages de programmation : «Nous sommes encore très loin d’avoir trouvé un langage</text:p>
      <text:p text:style-name="Standard">de programmation définitif. Presque chaque jour, de nouveaux langages sont créés</text:p>
      <text:p text:style-name="Standard">et de nouvelles fonctionnalités sont ajoutées aux langages anciens. [...] La première</text:p>
      <text:p text:style-name="Standard">chose que l’on doit décrire, quand on définit un langage de programmation, est sa</text:p>
      <text:p text:style-name="Standard">syntaxe. Faut-il écrire x := 1 ou x = 1 ? Faut-il mettre des parenthèses après un</text:p>
      <text:p text:style-name="Standard">if ou non ? Plus généralement, quelles sont les suites de symboles qui forment un</text:p>
      <text:p text:style-name="Standard">programme ? On dispose pour cela d’un outil efficace : la notion de grammaire</text:p>
      <text:p text:style-name="Standard">formelle. À l’aide d’une grammaire, on peut décrire la syntaxe d’un langage de</text:p>
      <text:p text:style-name="Standard">manière qui ne laisse pas de place à l’interprétation et qui rende possible l’écriture</text:p>
      <text:p text:style-name="Standard">d’un programme qui reconnaît les programmes syntaxiquement corrects. Mais</text:p>
      <text:p text:style-name="Standard">savoir ce qu’est un programme syntaxiquement correct ne suffit pas pour savoir ce</text:p>
      <text:p text:style-name="Standard">qui se passe quand on exécute un tel programme. Quand on définit un langage de</text:p>
      <text:p text:style-name="Standard">programmation, on doit don également décrire sa sémantique, c’est-à-dire ce qui</text:p>
      <text:p text:style-name="Standard">se passe quand on exécute un programme. Deux langages peuvent avoir la même</text:p>
      <text:p text:style-name="Standard">syntaxe mais des sémantiques différentes.» [8]. Un langage de programmation est</text:p>
      <text:p text:style-name="Standard">ainsi composé plusieurs éléments qui permettent à une machine de comprendre et</text:p>
      <text:p text:style-name="Standard">d’exécuter le programme sans ambiguïté.</text:p>
      <text:p text:style-name="Standard">En outre, les langages se définissent par la ou les grandes approches qu’ils choi-</text:p>
      <text:p text:style-name="Standard">sissent de considérer ou favoriser. Ce sont les paradigmes. Dans la conférence</text:p>
      <text:p text:style-name="Standard">intitulée L’importance des langages en informatique en Nov. 4, 2015 à l’INRIA de</text:p>
      <text:p text:style-name="Standard">Rennes, Berry reviens sur le processus créatif derrière la création des nombreux</text:p>
      <text:p text:style-name="Standard">langages. Au départ, on peut considérer deux langages A et B différents avec des</text:p>
      <text:p text:style-name="Standard">approches fondamentalement uniques l’un par rapport à l’autre. Chacun forme</text:p>
      <text:p text:style-name="Standard">sa propre communauté d’utilisateur. Puis arrive un nouveau langage C qui ne</text:p>
      <text:p text:style-name="Standard">propose pas un nouveau point de vue, mais reprend les concepts des deux langages</text:p>
      <text:p text:style-name="Standard">précédents pour tenter tant bien que mal de les associer. Ce dernier vient grap-</text:p>
      <text:p text:style-name="Standard">piller des utilisateurs aux deux premiers. Les langages A et B originaux se mettent</text:p>
      <text:p text:style-name="Standard">donc à incorporer des concepts de l’autre afin de récupérer des utilisateurs et venir</text:p>
      <text:p text:style-name="Standard">7proposer de nouvelles améliorations à ses utilisateurs. «C’est-à-dire que vous avez</text:p>
      <text:p text:style-name="Standard">des tas de gens qui ont des idées complètement baroques. Vous avez des tas de</text:p>
      <text:p text:style-name="Standard">groupes d’utilisateurs avec des traditions totalement différentes dans des pays qui</text:p>
      <text:p text:style-name="Standard">n’ont rien à voir [...] et le paysage deviens très joyeusement incompréhensible.</text:p>
      <text:p text:style-name="Standard">Et c’est la vie, parce que c’est un espace de création. Difficile.» [7]. Berry pro-</text:p>
      <text:p text:style-name="Standard">pose ainsi une vision caricaturale mais néanmoins descriptive derrière l’apparition,</text:p>
      <text:p text:style-name="Standard">l’évolution et le foisonnement des langages informatiques.</text:p>
      <text:p text:style-name="Standard">Qui dit langage dit également dialogue. Et en effet, les langages de program-</text:p>
      <text:p text:style-name="Standard">mation permettent un dialogue. Dialogue entre un programmeur et une machine,</text:p>
      <text:p text:style-name="Standard">mais aussi entre programmeur et lecteur postérieur de ce code, qui pourrait très</text:p>
      <text:p text:style-name="Standard">être le programmeur initial lui-même dans le futur. Le langage, en tant que sup-</text:p>
      <text:p text:style-name="Standard">port essentiel de la programmation moderne, est donc en lui-même un «espace de</text:p>
      <text:p text:style-name="Standard">création» [7] qui n’est pas sans influence sur le code en lui-même [5]. Au contraire,</text:p>
      <text:p text:style-name="Standard">il représente un élément essentiel du code, de par la structure, la forme et finale-</text:p>
      <text:p text:style-name="Standard">ment la philosophie qu’il impose nécessairement de considérer. Nous devrons donc</text:p>
      <text:p text:style-name="Standard">explorer ce que cela implique sur le plan artistique. Cependant, il faut d’abord</text:p>
      <text:p text:style-name="Standard">nous intéresser à la question de l’art lui-même.</text:p>
      <text:p text:style-name="Standard">3</text:p>
      <text:p text:style-name="Standard">Le code est-il de l’art ?</text:p>
      <text:p text:style-name="Standard">Une fois que la difficile question de la définition du code a été discutée, il reste</text:p>
      <text:p text:style-name="Standard"><text:soft-page-break/>encore la non-moins difficile question de la définition de l’art. La partie suivante</text:p>
      <text:p text:style-name="Standard">tenter de monter toute la complexité de l’entreprise en essayant néanmoins d’établir</text:p>
      <text:p text:style-name="Standard">un cadre utile pour les réflexions futures.</text:p>
      <text:p text:style-name="Standard">3.1</text:p>
      <text:p text:style-name="Standard">Un problème de définition</text:p>
      <text:p text:style-name="Standard">Bien difficile est le problème de la définition de l’art. Faut-il tenter d’en donner</text:p>
      <text:p text:style-name="Standard">une version précise, chercher à décrire ce qu’il n’est pas ou encore tenter d’apporter</text:p>
      <text:p text:style-name="Standard">une certaine idée de la pensée qui l’inspire et le fait naître ? C’est que le terme</text:p>
      <text:p text:style-name="Standard">peut facilement changer de sens d’une personne, d’un groupe, d’un pays ou d’une</text:p>
      <text:p text:style-name="Standard">culture à l’autre. Ainsi, il n’y a pas de définition précise de l’art [15]. Plutôt</text:p>
      <text:p text:style-name="Standard">que chercher à en donner une définition, il vaut donc mieux se concentrer à sa</text:p>
      <text:p text:style-name="Standard">compréhension et à l’étude de l’évolution de ses transformations.</text:p>
      <text:p text:style-name="Standard">Pour Davies dans Definitions of Art, l’art est une notion à la perception évolutive</text:p>
      <text:p text:style-name="Standard">8en fonction des époques et des auteurs: «In the past, art has been variously defined</text:p>
      <text:p text:style-name="Standard">as imitation or representation(Plato 1955), as a medium for the transmission of</text:p>
      <text:p text:style-name="Standard">feelings (Tolstoy 1995), as intuitive expression (Croce 1920) and as significant form</text:p>
      <text:p text:style-name="Standard">(Bell 1914). Judged as essential definitions, these are unsatisfactory.» [15].</text:p>
      <text:p text:style-name="Standard">La définition de l’art et la distinction entre art et non-art a historiquement</text:p>
      <text:p text:style-name="Standard">été contrôlée par les instances de pouvoir, politiques et religieuses mais aussi par</text:p>
      <text:p text:style-name="Standard">les innovations des artistes eux-mêmes. Par exemple, l’artiste Marcel Duchamp,</text:p>
      <text:p text:style-name="Standard">bien connu pour ses ready-mades et notamment sa fontaine qui n’est qu’un simple</text:p>
      <text:p text:style-name="Standard">urinoir, se fait connaître en montrant que c’est l’idée et la démarche qui vont</text:p>
      <text:p text:style-name="Standard">compter. En d’autres termes, ce qui va définir qu’un objet est artistique, n’est</text:p>
      <text:p text:style-name="Standard">pas l’objet lui-même mais l’idée que celui-ci représente une forme d’art. Dès lors</text:p>
      <text:p text:style-name="Standard">que l’artiste le décide, et que le spectateur le regarde comme tel, alors l’objet sera</text:p>
      <text:p text:style-name="Standard">considéré comme artistique comme l’explique Arthur Danto dans La transfiguration</text:p>
      <text:p text:style-name="Standard">du banal : une philosophie de l’art [23].</text:p>
      <text:p text:style-name="Standard">Malgré de ses évolutions, l’art reste un moyen d’expression, un langage à part en-</text:p>
      <text:p text:style-name="Standard">tière avec des élaborations formelles et une force expressive signifiante. Il sert donc</text:p>
      <text:p text:style-name="Standard">à communiquer comme illustré par le travail et les recherches de nombreux artistes.</text:p>
      <text:p text:style-name="Standard">Par exemple, Christopher Pillault, artiste contemporain atteint d’autisme, se sert</text:p>
      <text:p text:style-name="Standard">de l’art pour communiquer plutôt que de chercher à s’exprimer oralement. L’art</text:p>
      <text:p text:style-name="Standard">peut permettre de transmettre des informations claires et ordonnées ou à l’inverse</text:p>
      <text:p text:style-name="Standard">rechercher le mystère et l’incompréhensible. L’art est un langage métaphorique,</text:p>
      <text:p text:style-name="Standard">composé de connotations et de symboles, et qui s’appuie sur des analogies.</text:p>
      <text:p text:style-name="Standard">La question de la définition de l’art pose en retour de nombreuses interrogations</text:p>
      <text:p text:style-name="Standard">connexes. Parmi celles-ci se trouve celle de l’œuvre. Une œuvre se défini comme</text:p>
      <text:p text:style-name="Standard">étant une chose matérielle ou immatérielle fabriquée par l’homme mais n’ayant</text:p>
      <text:p text:style-name="Standard">aucune utilité fonctionnelle d’après le philosophe contemporain Heidegger, expert</text:p>
      <text:p text:style-name="Standard">de la pensée rationnelle et de la mécanique philosophique. On peut citer l’exemple</text:p>
      <text:p text:style-name="Standard">du tableau de René Magritte La trahison des images (Ceci n’est pas une pipe) qui</text:p>
      <text:p text:style-name="Standard">cherche à représenter l’objet mais pas à l’utiliser, comme l’énonce la maxime «Ceci</text:p>
      <text:p text:style-name="Standard">n’est pas une pipe» du tableau[14]. Le tableau en lui-même étonne, en jouant sur</text:p>
      <text:p text:style-name="Standard">les règles implicites de la pensée et du rapport entretenu entre les choses, concepts</text:p>
      <text:p text:style-name="Standard">et représentations. Pour le Larousse, une œuvre au sens relatif à l’art est une</text:p>
      <text:p text:style-name="Standard">«production de l’esprit, du talent ; écrit, tableau, morceau de musique, etc., ou</text:p>
      <text:p text:style-name="Standard">ensemble des productions d’un écrivain, d’un artiste : Les œuvres de Bach. Une</text:p>
      <text:p text:style-name="Standard">œuvre d’art. Une thèse sur l’œuvre de Rimbaud.» [26]. Cette définition est plus</text:p>
      <text:p text:style-name="Standard">générale et ne se rattache pas directement à la notion d’art. Il s’agit plutôt d’une</text:p>
      <text:p text:style-name="Standard">production, d’une création issue d’une pensée d’un auteur, d’un créateur ou d’un</text:p>
      <text:p text:style-name="Standard">artiste.</text:p>
      <text:p text:style-name="Standard">9On le comprend, l’histoire de l’art est pleine de chamboulements et de transfor-</text:p>
      <text:p text:style-name="Standard"><text:soft-page-break/>mations de la compréhension de ce qu’il est censé être. On peut alors penser que</text:p>
      <text:p text:style-name="Standard">l’art ne peut alors être défini que par sa constance inhérente au changement et</text:p>
      <text:p text:style-name="Standard">à la transformation. C’est le cas de Marcus Steinweg dans “Nine Theses on Art”</text:p>
      <text:p text:style-name="Standard">qui explique que «art asserts a consistency owed to its opening to inconsistency»</text:p>
      <text:p text:style-name="Standard">(l’art affirme une consistance due à son ouverture à l’inconséquence). En abordant</text:p>
      <text:p text:style-name="Standard">dans son essai que toute définition considérée, chacune est arbitraire puisqu’elle</text:p>
      <text:p text:style-name="Standard">s’attache à ne prendre en compte qu’un ensemble restreint d’inconsistances dans</text:p>
      <text:p text:style-name="Standard">une certaine perception de l’art, il montre que toute définition qui n’aurait pas</text:p>
      <text:p text:style-name="Standard">pour sujet cette inconsistance même est nécessairement lacunaire donc arbitraire.</text:p>
      <text:p text:style-name="Standard">Cette définition de l’art semble alors n’être pas réfutable en se rapprochant à sa</text:p>
      <text:p text:style-name="Standard">manière du conatus de René Descartes, de l’idée que toute chose est vouée au</text:p>
      <text:p text:style-name="Standard">changement. Mais cette définition ne semble pas réellement satisfaisante en dépit</text:p>
      <text:p text:style-name="Standard">d’être difficilement réfutable.</text:p>
      <text:p text:style-name="Standard">Définir une relation entre art et œuvre est donc important mais là encore difficile.</text:p>
      <text:p text:style-name="Standard">L’art étant par essence un langage mystérieux, influencé à la fois par la pensée de</text:p>
      <text:p text:style-name="Standard">l’artiste et celle du spectateur, celui-ci est donc source de questionnement. Il invite</text:p>
      <text:p text:style-name="Standard">au dialogue intérieur, politique ou social de par la variété des interrogations, des</text:p>
      <text:p text:style-name="Standard">ressentis et des réactions qu’il suscite. Du fait qu’il convoque les sentiments, l’art</text:p>
      <text:p text:style-name="Standard">et la perception de l’art est avant tout personnel. Sans tomber dans l’écueil du</text:p>
      <text:p text:style-name="Standard">relativisme, il faut pourtant reconnaître que la définition de l’art est donc flexible</text:p>
      <text:p text:style-name="Standard">et surtout dépendante de l’individu dont la subjectivité offre en elle-même une</text:p>
      <text:p text:style-name="Standard">certaine légitimité dans la compréhension, l’appréciation et la création de l’art.</text:p>
      <text:p text:style-name="Standard">3.2</text:p>
      <text:p text:style-name="Standard">Définir Art et Œuvre</text:p>
      <text:p text:style-name="Standard">Définir l’art, de même que définir la relation entre art et œuvre est difficile. La</text:p>
      <text:p text:style-name="Standard">partie précédente, bien qu’elle ait tentée à sa manière de présenter l’étendue des</text:p>
      <text:p text:style-name="Standard">possibles et la complexité des réponses, n’a pas permise de dégager un consensus.</text:p>
      <text:p text:style-name="Standard">Afin d’éviter de tomber dans le relativisme, il va donc falloir se donner des règles</text:p>
      <text:p text:style-name="Standard">et des définitions un minimum satisfaisantes.</text:p>
      <text:p text:style-name="Standard">En reconnaissant l’impossibilité de définir consensuellement les concepts d’art</text:p>
      <text:p text:style-name="Standard">et d’œuvre, il semble cependant correct de choisir un ensemble de définitions per-</text:p>
      <text:p text:style-name="Standard">sonnelles qui puissent convenir au traitement du sujet initial.</text:p>
      <text:p text:style-name="Standard">C’est ainsi que l’on définira pour la suite le concept d’art de plusieurs manières.</text:p>
      <text:p text:style-name="Standard">On peut d’abord s’inspirer des définitions courantes:</text:p>
      <text:p text:style-name="Standard">10• «Méthode pour faire un ouvrage, pour exécuter ou opérer quelque chose selon</text:p>
      <text:p text:style-name="Standard">certaines règles.» [25]</text:p>
      <text:p text:style-name="Standard">• «Reproduction par la main de l’homme ou la représentation de ce qui est</text:p>
      <text:p text:style-name="Standard">dans la nature ; par opposition à naturel.» [25]</text:p>
      <text:p text:style-name="Standard">• «Ensemble des procédés, des connaissances et des règles intéressant l’exercice</text:p>
      <text:p text:style-name="Standard">d’une activité ou d’une action quelconque.» [27]</text:p>
      <text:p text:style-name="Standard">• «Manière de faire qui manifeste du goût, un sens esthétique poussé» [27]</text:p>
      <text:p text:style-name="Standard">• «Création d’objets ou de mises en scène spécifiques destinées à produire</text:p>
      <text:p text:style-name="Standard">chez l’homme un état particulier de sensibilité, plus ou moins lié au plaisir</text:p>
      <text:p text:style-name="Standard">esthétique» [27]</text:p>
      <text:p text:style-name="Standard">Ces définitions sont intéressantes de par leur simplicité et leur rapport avec la</text:p>
      <text:p text:style-name="Standard">réalité concrète.</text:p>
      <text:p text:style-name="Standard">En plus de ces définitions de surface, on utilisera nos propres définitions. Avant</text:p>
      <text:p text:style-name="Standard">cela, on se donnera l’expression auteur-créateur, toute personne humaine physique</text:p>
      <text:p text:style-name="Standard">qui utilise l’ensemble de ses connaissances et facultés dans un processus de création</text:p>
      <text:p text:style-name="Standard">d’une chose. Ainsi, l’art est donc:</text:p>
      <text:p text:style-name="Standard">• Etat qui naît de la volonté d’un auteur-créateur du fait des caractéristiques</text:p>
      <text:p text:style-name="Standard">qu’il donne à l’objet de sa création. Il naît d’une maîtrise technique, d’une</text:p>
      <text:p text:style-name="Standard"><text:soft-page-break/>volontée particulière et d’un parti pris.</text:p>
      <text:p text:style-name="Standard">• Méthodes, cadre utilisés par un auteur-créateur pour créer un objet ou une</text:p>
      <text:p text:style-name="Standard">mise en scène.</text:p>
      <text:p text:style-name="Standard">• Elément considéré comme ayant des caractéristiques particulières qui font</text:p>
      <text:p text:style-name="Standard">naître des sentiments chez un spectateur. Il suppose un dialogue entre œuvre</text:p>
      <text:p text:style-name="Standard">et spectateur et des réactions chez ce dernier.</text:p>
      <text:p text:style-name="Standard">• Pratique qui nécessite de faire des choix qui aboutissent à l’établissement</text:p>
      <text:p text:style-name="Standard">une création immatérielle ou réelle, éphémère ou pérenne dont la finalité</text:p>
      <text:p text:style-name="Standard">peut être utile ou non mais qui peut être percue par un spectateur.</text:p>
      <text:p text:style-name="Standard">La notion d’art suppose en effet un dialogue. Dialogue d’abord entre un artiste et</text:p>
      <text:p text:style-name="Standard">lui-même. Puis entre ce dernier et un public ou un spectateur imaginé. Et enfin</text:p>
      <text:p text:style-name="Standard">entre l’œuvre elle-même et le spectateur.</text:p>
      <text:p text:style-name="Standard">Ainsi, dans notre cadre, une œuvre est donc simplement :</text:p>
      <text:p text:style-name="Standard">11• Une création considérée comme artistique, c’est-à-dire qui tendent à consid-</text:p>
      <text:p text:style-name="Standard">éré que la création est de l’art pour le spectateur.</text:p>
      <text:p text:style-name="Standard">• Un objet qui peut être apprécié pour ses caractéristiques et qualités du fait</text:p>
      <text:p text:style-name="Standard">d’un processus de création particulier.</text:p>
      <text:p text:style-name="Standard">On remarquera que les sens d’œuvre et d’art se recouvrent en partie puisqu’une</text:p>
      <text:p text:style-name="Standard">œuvre peut être elle-même de l’art.</text:p>
      <text:p text:style-name="Standard">Il est important de rappeler qu’aucune de ces définitions n’est satisfaisante par</text:p>
      <text:p text:style-name="Standard">elle-même. En outre, la somme de celles-ci ne l’est pas non plus. Elle est cependant</text:p>
      <text:p text:style-name="Standard">utile dans le cadre précis de la compréhension du rapport entre programmation et</text:p>
      <text:p text:style-name="Standard">code.</text:p>
      <text:p text:style-name="Standard">3.3</text:p>
      <text:p text:style-name="Standard">Programmation et code</text:p>
      <text:p text:style-name="Standard">Une fois que l’on s’est fixé un cadre suffisant pour comprendre les notions de</text:p>
      <text:p text:style-name="Standard">programmation, code, art et œuvre, on peut alors dire simplement que le code</text:p>
      <text:p text:style-name="Standard">est à la programmation ce que l’œuvre est à l’art. Cette phrase simple</text:p>
      <text:p text:style-name="Standard">condense les parties précédentes en une maxime qui ne doit pas faire oublier les</text:p>
      <text:p text:style-name="Standard">réserves et les problèmes mis au jour plus tôt.</text:p>
      <text:p text:style-name="Standard">On peut alors dire que le code peut être de l’art dans la modalité que le</text:p>
      <text:p text:style-name="Standard">code peut être œuvre et qu’œuvre peut être art. Cette deuxième maxime</text:p>
      <text:p text:style-name="Standard">est à comprendre dans les réflexions de la sous-partie précédente et notamment</text:p>
      <text:p text:style-name="Standard">sur la relation sémantique entre les termes art et œuvre.</text:p>
      <text:p text:style-name="Standard">On peut comprendre ces deux maximes de différentes manières en fonction des</text:p>
      <text:p text:style-name="Standard">définitions considérées: Le code en tant que système de règles ou en tant que lan-</text:p>
      <text:p text:style-name="Standard">gage est donc de l’ordre de la méthode. En ce sens, dire que le code est de l’art,</text:p>
      <text:p text:style-name="Standard">c’est dire qu’un ensemble de contraintes et de règles est en soi un art puisque art</text:p>
      <text:p text:style-name="Standard">peut être cadre et méthode. C’est aussi impliquer qu’un système de l’ordre d’un</text:p>
      <text:p text:style-name="Standard">langage de programmation, du fait des choix de conceptions et d’écriture qu’il</text:p>
      <text:p text:style-name="Standard">impose est en lui-même de l’art, que la création de langages de programmation</text:p>
      <text:p text:style-name="Standard">est aussi un art et que le cadre offert par le langage lui-même peut être consid-</text:p>
      <text:p text:style-name="Standard">éré comme artistique. Il convient tout de même de rappeler les précautions qui</text:p>
      <text:p text:style-name="Standard">s’impose : cela ne veut pas dire que tout langage de programmation est art. Il</text:p>
      <text:p text:style-name="Standard">s’agit plutôt de réaliser que rien n’empêche et qu’il est possible de considérer qu’un</text:p>
      <text:p text:style-name="Standard">langage est artistique.</text:p>
      <text:p text:style-name="Standard">12La programmation étant une pratique créatrice qui impose des choix et nécessite</text:p>
      <text:p text:style-name="Standard">souvent une prise de position et un point de vue particulier, il est naturel de la</text:p>
      <text:p text:style-name="Standard">considérer comme une pratique artistique et donc de l’art. De même, le code en</text:p>
      <text:p text:style-name="Standard">tant qu’objet, soit un ensemble d’informations par exemple sous forme de texte</text:p>
      <text:p text:style-name="Standard">peut être une œuvre puisqu’il est issue d’une création artistique.</text:p>
      <text:p text:style-name="Standard">On remarque alors que la critique traditionnellement utilisée pour discréditer le</text:p>
      <text:p text:style-name="Standard"><text:soft-page-break/>code comme œuvre est en fait caduque. En effet, dire qu’une chose ne peut être</text:p>
      <text:p text:style-name="Standard">de l’art au seul motif qu’elle peut avoir une finalité pratique n’a pas lieu d’être.</text:p>
      <text:p text:style-name="Standard">D’une part, il existe du code qui n’existe sans aucune intention d’usage pratique</text:p>
      <text:p text:style-name="Standard">ou de finalité utile réel. Tout code naît d’une idée et donc suppose un but mais</text:p>
      <text:p text:style-name="Standard">ce but n’est nullement imposé d’être utile. D’autre part, le rapport entre art et</text:p>
      <text:p text:style-name="Standard">utilité n’est qu’une conception de l’art dont les contre-exemples sont légion et qui</text:p>
      <text:p text:style-name="Standard">n’entre même plus en considération dans les définitions modernes de l’art. En</text:p>
      <text:p text:style-name="Standard">outre, l’art est souvent aux cœurs d’intérêts économiques importants du mécénat</text:p>
      <text:p text:style-name="Standard">aux expositions en passant par de nouvelles variations comme les NFT.</text:p>
      <text:p text:style-name="Standard">Au regard de ces réflexions, il apparait que le code peut être de l’art. La notion</text:p>
      <text:p text:style-name="Standard">de code doit alors s’entendre dans la complexité de ce qu’elle implique de même</text:p>
      <text:p text:style-name="Standard">que la notion d’art. Un parallèle intéressant consiste à comparer le code et la</text:p>
      <text:p text:style-name="Standard">musique.</text:p>
      <text:p text:style-name="Standard">La musique se conçoit en effet sur différent support. Elle désigne l’art d’arranger</text:p>
      <text:p text:style-name="Standard">un ensemble de sons entre eux dans le temps. Par extension, elle désigne aussi cet</text:p>
      <text:p text:style-name="Standard">arrangement de son. C’est une pratique définie par un ensemble de règles physiques</text:p>
      <text:p text:style-name="Standard">et conventions. La musique est donc un art de l’information. Ces informations</text:p>
      <text:p text:style-name="Standard">peuvent être accédées directement par un humain en écoutant les sons lorsqu’ils</text:p>
      <text:p text:style-name="Standard">sont produits par un chanteur, un instrument ou tout autre dispositif pouvant</text:p>
      <text:p text:style-name="Standard">émettre des sons. Ces informations peuvent être stockées sur un support physique,</text:p>
      <text:p text:style-name="Standard">par exemple les sillons d’un disque vinyle ou les micro-polarités d’un disque dur</text:p>
      <text:p text:style-name="Standard">par exemple. Ces informations peuvent aussi être retranscrites sous forme de texte.</text:p>
      <text:p text:style-name="Standard">Texte qui peut lui-même être stocké sous différentes formes ou être lu directement</text:p>
      <text:p text:style-name="Standard">par un humain disposant des connaissances et capacités adéquates.</text:p>
      <text:p text:style-name="Standard">Ainsi, la musique peut désigner à la fois l’art et l’œuvre sous différentes formes</text:p>
      <text:p text:style-name="Standard">de représentations. On pourrait se simplifier la tâche en dissociant les concepts</text:p>
      <text:p text:style-name="Standard">derrières 2 mots : la musique-pratique et la musique-œuvre. On peut alors les com-</text:p>
      <text:p text:style-name="Standard">parer à la programmation et au code. En effet, de même que la musique-pratique, la</text:p>
      <text:p text:style-name="Standard">programmation dispose nécessairement de règles et contraintes. Puisqu’il s’agit de</text:p>
      <text:p text:style-name="Standard">programmer des machines électriques, la programmation se voit contrainte par les</text:p>
      <text:p text:style-name="Standard">principes de la physique. L’immense majorité des ordinateurs étant basés sur des</text:p>
      <text:p text:style-name="Standard">13calculs physiques en binaire, la programmation se doit donc de considérer d’emblée</text:p>
      <text:p text:style-name="Standard">les contraintes physiques des machines en question. C’est ainsi que le program-</text:p>
      <text:p text:style-name="Standard">meur doit souvent faire face à ces contraintes, par exemple en termes de vitesse</text:p>
      <text:p text:style-name="Standard">d’écriture de disque, de temps de réaction ou de calcul, ou encore de l’espace mé-</text:p>
      <text:p text:style-name="Standard">moire disponible à différent niveau (cache, RAM, disque ou cloud...). La musique,</text:p>
      <text:p text:style-name="Standard">elle doit faire avec les perceptions humaines et l’acoustique et la physique des ondes</text:p>
      <text:p text:style-name="Standard">sonores.</text:p>
      <text:p text:style-name="Standard">Afin d’encadrer la pratique de la musique, de nombreux cadres et règles ont étés</text:p>
      <text:p text:style-name="Standard">développés. En informatique et donc en programmation, on trouve aussi de nom-</text:p>
      <text:p text:style-name="Standard">breux concepts et paradigmes qui offrent un cadre et un ensemble d’outils d’analyse</text:p>
      <text:p text:style-name="Standard">et de construction aux programmeurs. L’objectif final est exclusivement la pro-</text:p>
      <text:p text:style-name="Standard">duction d’un code dans le but d’être exécuté. Code qui se compose d’instruction</text:p>
      <text:p text:style-name="Standard">à plus ou moins haut niveau en fonction des niveaux d’abstractions qui séparent</text:p>
      <text:p text:style-name="Standard">le travail du programmeur de celui de la machine physique finale qui exécute les</text:p>
      <text:p text:style-name="Standard">instructions. La programmation est donc aussi art de l’information. C’est aussi un</text:p>
      <text:p text:style-name="Standard">certain art de la traduction. Il faut passer d’une idée humaine, exprimée en lan-</text:p>
      <text:p text:style-name="Standard">gage oral complexe et qui est souvent très imprécise et contextuelle, à un langage</text:p>
      <text:p text:style-name="Standard">très simple, basés sur des règles mathématique et physiques.</text:p>
      <text:p text:style-name="Standard">De même que le musicien doit s’entraîner pendant des années afin de parvenir à</text:p>
      <text:p text:style-name="Standard">la maîtrise de son instrument afin de transmettre au mieux ses idées et sentiments</text:p>
      <text:p text:style-name="Standard">par la musique, le programmeur doit lui aussi pratiquer pendant des années et sur-</text:p>
      <text:p text:style-name="Standard"><text:soft-page-break/>monter les difficultés intellectuelles et techniques afin de mener à bien ses projets.</text:p>
      <text:p text:style-name="Standard">Et de même en musique qu’un musicien particulièrement talentueux pourra très</text:p>
      <text:p text:style-name="Standard">bien surpasser de nombreux autres musiciens, un programmeur chevronné est tout</text:p>
      <text:p text:style-name="Standard">à fait à même de surpasser une équipe complète. Ceci ne doit pas faire oublier</text:p>
      <text:p text:style-name="Standard">que bien souvent, que ce soit dans la sphère de l’Open Source ou dans le cadre</text:p>
      <text:p text:style-name="Standard">professionnel ou même amical, la programmation se pratique rarement seule mais</text:p>
      <text:p text:style-name="Standard">plutôt en équipe. Et de même que le musicien peut faire de la musique son métier,</text:p>
      <text:p text:style-name="Standard">la programmation peut tout aussi bien relever du gagne-pain que du passe-temps.</text:p>
      <text:p text:style-name="Standard">Enfin, la programmation produit un code, une fois que l’idée initiale à réussie</text:p>
      <text:p text:style-name="Standard">à être exprimée d’une manière ou d’une autre en code qui peut être aisément</text:p>
      <text:p text:style-name="Standard">converti en code-machine directement exécutable. Le code intermédiaire, exprimé</text:p>
      <text:p text:style-name="Standard">d’une façon lisible pour un humain est souvent réalisé dans un langage de pro-</text:p>
      <text:p text:style-name="Standard">grammation mais aurait vraisemblablement une forme différente dans un autre</text:p>
      <text:p text:style-name="Standard">langage de programmation. De nombreux langages ayant des propriétés similaires,</text:p>
      <text:p text:style-name="Standard">le choix d’un langage plutôt qu’un autre laisse une certaine marge à la subjec-</text:p>
      <text:p text:style-name="Standard">tivité et finalement constitue un premier choix important dans la pratique de la</text:p>
      <text:p text:style-name="Standard">programmation. S’ensuit de nombreux autres choix tout au long du processus de</text:p>
      <text:p text:style-name="Standard">14développement, encadré par des principes, des goûts personnels, des paradigmes et</text:p>
      <text:p text:style-name="Standard">des pratiques considérés comme plus ou moins bonnes. Le résultat final est donc</text:p>
      <text:p text:style-name="Standard">le produit d’un processus complexe et créatif qui dispose de toutes les caractéris-</text:p>
      <text:p text:style-name="Standard">tiques d’une œuvre. Si tous les codes ne sont pas nécessairement artistiques, un</text:p>
      <text:p text:style-name="Standard">beau code, un bel algorithme ou un beau programme est parfaitement capable de</text:p>
      <text:p text:style-name="Standard">susciter des réactions sur un spectateur averti ou non. De par l’aspect complexe</text:p>
      <text:p text:style-name="Standard">et souvent cryptique qu’il semble avoir, fais l’objet d’une certaine crainte mêlée de</text:p>
      <text:p text:style-name="Standard">fascination sur le grand public, ce dont se sont emparées de nombreuses œuvres à</text:p>
      <text:p text:style-name="Standard">l’exemple des films de science-fiction tels que The Matrix ou TRON.</text:p>
      <text:p text:style-name="Standard">4</text:p>
      <text:p text:style-name="Standard">Faire de l’art avec du code ?</text:p>
      <text:p text:style-name="Standard">Cette partie s’éloigne d’un travail de compilation et de discussion purement jour-</text:p>
      <text:p text:style-name="Standard">nalistique ou philosophique. L’art touchant à la dimension personnelle et profonde</text:p>
      <text:p text:style-name="Standard">de l’individu, la section suivante prend clairement la partie d’être plus subjective</text:p>
      <text:p text:style-name="Standard">parce qu’elle tente de parler d’art au sens personnel. Il est de plus difficile d’étayer</text:p>
      <text:p text:style-name="Standard">les arguments par des sources pertinentes. Cette section tentera de présenter les</text:p>
      <text:p text:style-name="Standard">considérations et les moyens de l’art du code.</text:p>
      <text:p text:style-name="Standard">4.1</text:p>
      <text:p text:style-name="Standard">La programmation en tant qu’art</text:p>
      <text:p text:style-name="Standard">Maintenant qu’on a pu établir pourquoi le code peut être de l’art, on va pouvoir</text:p>
      <text:p text:style-name="Standard">discuter du comment. Il ne s’agit donc pas de s’intéresser littéralement à faire</text:p>
      <text:p text:style-name="Standard">de l’art avec du code, mais plutôt de faire du code avec de l’art. En effet, on a</text:p>
      <text:p text:style-name="Standard">montré précédemment que le rapport entre programmation et code se rapportait</text:p>
      <text:p text:style-name="Standard">à celui qui existe entre art et œuvre et c’est donc plutôt dans le sens de la seconde</text:p>
      <text:p text:style-name="Standard">proposition qu’il faut l’entendre. Dans cette partie, on s’intéressera d’abord au</text:p>
      <text:p text:style-name="Standard">fond, c’est-à-dire à ce que fait, ou est censé faire le code.</text:p>
      <text:p text:style-name="Standard">La programmation à donc pour principal objet l’écriture et la conception de</text:p>
      <text:p text:style-name="Standard">code. Le rapport entre programmation et code est lui-même sujet à débat en</text:p>
      <text:p text:style-name="Standard">fonction de l’interlocuteur et de la situation. Selon que celui-ci considère plus ou</text:p>
      <text:p text:style-name="Standard">moins la pratique ou la théorie, il n’aura alors pas la même approche de la pratique.</text:p>
      <text:p text:style-name="Standard">En effet, si on se place plus d’un point de vue théorie, par exemple en considérant</text:p>
      <text:p text:style-name="Standard">une approche formelle de l’algorithmique et de la programmation, alors les règles</text:p>
      <text:p text:style-name="Standard">que l’on va tendre à considérer sont d’ordre logique. On pourra par exemple se</text:p>
      <text:p text:style-name="Standard">placer dans un certain domaine théorique, par exemple le lambda-calcul. Les</text:p>
      <text:p text:style-name="Standard">15considérations pratiques telles que le choix de tel ou tel langage devient alors</text:p>
      <text:p text:style-name="Standard"><text:soft-page-break/>secondaire. À l’autre bout du spectre, un programmeur de systèmes embarqué se</text:p>
      <text:p text:style-name="Standard">doit de connaître au mieux les caractéristiques techniques du système en question</text:p>
      <text:p text:style-name="Standard">afin de pouvoir le programmer au mieux. Dans ce cas, le choix des outils tels</text:p>
      <text:p text:style-name="Standard">que le langage, ou les processus et outils de tests et de débogages deviennent des</text:p>
      <text:p text:style-name="Standard">considérations de premier plan. Le résultat primera alors face au respect strict des</text:p>
      <text:p text:style-name="Standard">règles théoriques.</text:p>
      <text:p text:style-name="Standard">La nature du projet et de l’idée initiale est bien souvent déterminante dans</text:p>
      <text:p text:style-name="Standard">l’approche retenue. En outre, des considérations éloignées peuvent néanmoins</text:p>
      <text:p text:style-name="Standard">amener des solutions et des approches similaires puisqu’il n’existe pas réellement</text:p>
      <text:p text:style-name="Standard">de meilleure façon de faire, et que celles considérées comme potentiellement bonnes</text:p>
      <text:p text:style-name="Standard">peuvent se recouper. L’ensemble des choix guidant le développement seront re-</text:p>
      <text:p text:style-name="Standard">sponsables du résultat final, du code-source produit. Il n’existe malheureusement</text:p>
      <text:p text:style-name="Standard">aucune garantie de succès et un projet informatique, qu’il soit personnel ou le fruit</text:p>
      <text:p text:style-name="Standard">d’années de labeurs pour des centaines de personnes peut se solder par un échec et</text:p>
      <text:p text:style-name="Standard">un abandon pur et simple de celui-ci. Dès lors, lorsque le code fonctionne bien, il</text:p>
      <text:p text:style-name="Standard">n’est pas difficile d’éprouver des sentiments positifs et artistiques. La programma-</text:p>
      <text:p text:style-name="Standard">tion est donc l’art de maîtrise la complexité des possibles et des contraintes afin</text:p>
      <text:p text:style-name="Standard">de produire un code qui répond à des objectifs et un point de vue particulier.</text:p>
      <text:p text:style-name="Standard">À la manière de l’écrivain qui commence immanquablement son périple par</text:p>
      <text:p text:style-name="Standard">la feuille blanche et qui peut perdre courage face à l’immensité des possibles, le</text:p>
      <text:p text:style-name="Standard">programmeur moderne commence par un fichier vide. Au départ, il y a souvent</text:p>
      <text:p text:style-name="Standard">une idée, un concept ou un objectif. Dans un cadre plus professionnel, le travail</text:p>
      <text:p text:style-name="Standard">commence généralement bien en amont. Il s’agit d’abord de formaliser les attentes</text:p>
      <text:p text:style-name="Standard">des clients, les besoins, le cas d’utilisations. Puisqu’il s’agit de dialoguer in-fine</text:p>
      <text:p text:style-name="Standard">avec la machine, rien ne doit être laissé au hasard si bien que l’étape de conception</text:p>
      <text:p text:style-name="Standard">initiale peut représenter à elle seule la majeure partie du travail. Le code n’arrivant</text:p>
      <text:p text:style-name="Standard">qu’en fin de cycle une fois que tous les concepts ont été formalisés.</text:p>
      <text:p text:style-name="Standard">Malgré tout, toutes ces étapes viennent simplifier la programmation, ou tout du</text:p>
      <text:p text:style-name="Standard">moins lui fournir les bases nécessaires pour la faciliter. C’est que le programmeur</text:p>
      <text:p text:style-name="Standard">doit jongler avec de nombreuses règles et concepts : modélisation, langages et</text:p>
      <text:p text:style-name="Standard">outils, paradigmes, élégance, simplicité, efficacité, maintenabilité entre autres. Ces</text:p>
      <text:p text:style-name="Standard">critères permettent de comprendre ce qu’est le clean-code, c’est-à-dire le beau</text:p>
      <text:p text:style-name="Standard">code. Le code beau aura pour effet de rendre la vie du programmeur et de ses</text:p>
      <text:p text:style-name="Standard">successeurs plus agréable à défaut d’être plus facile. À l’inverse, un code sera dit</text:p>
      <text:p text:style-name="Standard">sale s’il ne respecte pas ces règles de beauté, ce qui aura souvent des conséquences</text:p>
      <text:p text:style-name="Standard">négatives pour l’avenir du projet. Il y a donc souvent un intérêt réel à programmer</text:p>
      <text:p text:style-name="Standard">élégamment. Il pourrait alors s’agir de critères purement à but fonctionnel mais</text:p>
      <text:p text:style-name="Standard">16ce n’est pas le cas. En effet, ces règles de beautés reposent sur des partis pris,</text:p>
      <text:p text:style-name="Standard">des réflexions et des goûts qui, s’ils peuvent reposer sur des réflexions réelles, n’en</text:p>
      <text:p text:style-name="Standard">demeurent pas moins sujettes à interprétation et à évaluation. Chacun ayant plus</text:p>
      <text:p text:style-name="Standard">ou moins ses propres règles et considérations de premiers plans.</text:p>
      <text:p text:style-name="Standard">Le code et l’algorithme, c’est-à-dire le code-idée et le code-source peuvent cha-</text:p>
      <text:p text:style-name="Standard">cun être une oeuvre artistique. Si l’algorithme est particulièrement ingénieux, ou</text:p>
      <text:p text:style-name="Standard">à l’inverse inutilement complexe à l’extrême par exemple dans le cadre d’une com-</text:p>
      <text:p text:style-name="Standard">pétition informatique alors il peut faire naître un sentiment de surprise, d’étonnement</text:p>
      <text:p text:style-name="Standard">ou d’émerveillement pour devenir une oeuvre. Cependant bien souvent, ce code se</text:p>
      <text:p text:style-name="Standard">retrouvera souvent noyé dans le reste du code-source. Il devient alors difficile de</text:p>
      <text:p text:style-name="Standard">distinguer et de découvrir l’oeuvre noyée dans le reste. Car comprendre la beauté</text:p>
      <text:p text:style-name="Standard">d’un code n’est pas facile et demande généralement un effort significatif de com-</text:p>
      <text:p text:style-name="Standard">préhension. Dans le cas d’une personne qui lirait le code source rapidement sans</text:p>
      <text:p text:style-name="Standard">réellement chercher à comprendre les détails de ce qu’il se passe réellement, cherche</text:p>
      <text:p text:style-name="Standard">l’oeuvre dans le reste du code s’apparente à cherche un poème au milieu d’un livre</text:p>
      <text:p text:style-name="Standard"><text:soft-page-break/>de recettes de cuisine. Dans ce cas la poésie viendrait d’une recette, originale et</text:p>
      <text:p text:style-name="Standard">surprenante pour un cuisinier. Cela montre malheureusement qu’il faudra lire et</text:p>
      <text:p text:style-name="Standard">comprendre chaque recette afin d’en mesurer pleinement la portée artistique ou</text:p>
      <text:p text:style-name="Standard">non.s</text:p>
      <text:p text:style-name="Standard">Le code, et notamment la volonté du programmeur et le contexte dans lequel il</text:p>
      <text:p text:style-name="Standard">s’inscrit peut donc lui donner toutes les caractéristiques d’une œuvre d’art. Cela</text:p>
      <text:p text:style-name="Standard">n’est cependant pas automatique. Il reste à admettre que la frontière entre art</text:p>
      <text:p text:style-name="Standard">et non-art peut-être difficile à déceler. Tant que l’expérience reste personnelle</text:p>
      <text:p text:style-name="Standard">cela ne pose pas de problème, mais la confrontation de ses opinions avec celles</text:p>
      <text:p text:style-name="Standard">d’autres personnes peut permettre de mettre au jour ou non cette frontière. Il</text:p>
      <text:p text:style-name="Standard">existe cependant des moyens plus directs de créer du code artistique.</text:p>
      <text:p text:style-name="Standard">4.2</text:p>
      <text:p text:style-name="Standard">Approche esthétique, forme et fond</text:p>
      <text:p text:style-name="Standard">Passer du fond à la forme est un moyen simple et efficace de distinguer un code</text:p>
      <text:p text:style-name="Standard">banal d’une œuvre artistique. Pour le programmeur, il y a souvent une vision qui</text:p>
      <text:p text:style-name="Standard">prime sur le reste et une bonne manière envisagée pour faire les choses. Selon que</text:p>
      <text:p text:style-name="Standard">le programmeur soit d’emblé dans une volonté artistique, cette vision entraîne une</text:p>
      <text:p text:style-name="Standard">démarche qui peut se relever cruciale dans le projet.</text:p>
      <text:p text:style-name="Standard">Le processus de programmation, de par sa complexité, impose de faire des choix</text:p>
      <text:p text:style-name="Standard">qui bien que guidé par une certaine idée du bien faire, nécessite des choix arbitraires</text:p>
      <text:p text:style-name="Standard">et personnels parfois difficilement justifiables autrement que par esthétisme. Il</text:p>
      <text:p text:style-name="Standard">17peut en aller ainsi pour le choix d’un langage plutôt qu’un autre, d’un framework,</text:p>
      <text:p text:style-name="Standard">d’une solution ou d’un IDE. On pensera aux solutions JetBrains par exemple et</text:p>
      <text:p text:style-name="Standard">leur aspect poussé du design qui est clairement un argument de vente. Lorsqu’on</text:p>
      <text:p text:style-name="Standard">est programmeur avec des objectifs d’efficacité en tête, il faut faire attention de ne</text:p>
      <text:p text:style-name="Standard">pas trop se concentrer sur ces considérations sous peine de risque de se détourner</text:p>
      <text:p text:style-name="Standard">du but premier et d’utiliser beaucoup plus de ressources que nécessaire sur des</text:p>
      <text:p text:style-name="Standard">aspects non directement liés aux objectifs initiaux. Il peut être ainsi tentant de</text:p>
      <text:p text:style-name="Standard">tout faire soi-même, selon ses propres idéaux de beauté et de forme. C’est ainsi que</text:p>
      <text:p text:style-name="Standard">Donald Knuth, afin d’écrire ses livres tel que The art of computer programming [16]</text:p>
      <text:p text:style-name="Standard">en est venu à développer de nombreux éléments afin de le faire selon ses propres</text:p>
      <text:p text:style-name="Standard">esthétiques. Knuth à donc développé TeX, sur lequel est basé L A TEXavec lequel</text:p>
      <text:p text:style-name="Standard">ce rapport a été rédigé. Il a également créé de quoi définir sa propre police :</text:p>
      <text:p text:style-name="Standard">Computer Modern qui est la police utilisée dans ses livres et également celle de</text:p>
      <text:p text:style-name="Standard">ce document (police par défaut de L A TEX).</text:p>
      <text:p text:style-name="Standard">Mais Knuth est loin d’être le seul exemple et on pensera à l’exemple du jeu vidéo</text:p>
      <text:p text:style-name="Standard">The Witness dont le processus de développement est en lui-même une prouesse</text:p>
      <text:p text:style-name="Standard">artistique plus que technique. Le jeu sera développé pendant 7 ans par l’équipe de</text:p>
      <text:p text:style-name="Standard">Jonathan Blow, qui est à la fois le concepteur, directeur, designeur du projet, et</text:p>
      <text:p text:style-name="Standard">surtout programmeur principal du projet. Celui-ci refuse d’utiliser un moteur de</text:p>
      <text:p text:style-name="Standard">jeu disponible sur le marché et se lance avec son équipe dans le développement de</text:p>
      <text:p text:style-name="Standard">son propre moteur de jeu 3D. En effet, il souhaite avoir le contrôle total de son jeu.</text:p>
      <text:p text:style-name="Standard">De même, quand des problématiques de gestion des versions du code apparaissent,</text:p>
      <text:p text:style-name="Standard">il décide de développer son propre système de contrôle de version. Les zones du</text:p>
      <text:p text:style-name="Standard">jeu et les éléments de ce dernier sont entièrement sérialisés en texte afin de faciliter</text:p>
      <text:p text:style-name="Standard">la gestion des conflits d’édition. Après le succès du jeu, Blow s’est lancé dans le</text:p>
      <text:p text:style-name="Standard">développement de son propre langage de programmation et d’un moteur dédié. Il</text:p>
      <text:p text:style-name="Standard">travaillerait actuellement sur 2 jeux utilisant ses propres technologies. [28].</text:p>
      <text:p text:style-name="Standard">Les exemples précédents sont des illustrations de l’importance que la forme peut</text:p>
      <text:p text:style-name="Standard">avoir dans le processus de développement dans lequel la programmation occupe</text:p>
      <text:p text:style-name="Standard">une place de premier plan. L’esthétique peut recouvrir de nombreux éléments :</text:p>
      <text:p text:style-name="Standard">langage de programmation, framework, librairie, IDE, moteur de jeu, typographie,</text:p>
      <text:p text:style-name="Standard"><text:soft-page-break/>choix des couleurs, etc. En outre, la programmation moderne impliquant le plus</text:p>
      <text:p text:style-name="Standard">souvent la production d’un texte, on peut donc lui appliquer les mêmes techniques</text:p>
      <text:p text:style-name="Standard">d’esthétique utilisées pour produire un texte par exemple en poésie. Il y a alors</text:p>
      <text:p text:style-name="Standard">un parallèle naturel à faire entre texte littéraire ou poétique et texte de code</text:p>
      <text:p text:style-name="Standard">informatique [9].</text:p>
      <text:p text:style-name="Standard">On pensera entre autre au calligramme qui propose un rapport intéressant sur</text:p>
      <text:p text:style-name="Standard">le rapport entre la forme et le fond. En programmation, il existe notamment un</text:p>
      <text:p text:style-name="Standard">18exemple célèbre de code en C dont le texte prends la forme d’un cercle et qui</text:p>
      <text:p text:style-name="Standard">une fois compilé et exécuté, affiche un tore en 3D grâce à du texte. Les exemples</text:p>
      <text:p text:style-name="Standard">similaires sont nombreux et bon nombres d’exemples proviennent de l’IOCCC, une</text:p>
      <text:p text:style-name="Standard">compétition internationale de programmation C dont l’objectif est de produire le</text:p>
      <text:p text:style-name="Standard">code le plus surprenant et difficile à comprendre possible. De nombreux sites</text:p>
      <text:p text:style-name="Standard">permettent de se rendre compte de l’ingéniosité et de la beauté réelles de ces</text:p>
      <text:p text:style-name="Standard">codes. Dans les codes proposés, on trouvera entre autre :</text:p>
      <text:p text:style-name="Standard">• Une implémentation du moteur analytique de Charles Babbage qui calcule</text:p>
      <text:p text:style-name="Standard">les factorielles, les PGCD et les facteurs d’un nombre ; par Sean Barrett [29]</text:p>
      <text:p text:style-name="Standard">• Un programme qui converti l’entrée standard en code morse. Le code lui-</text:p>
      <text:p text:style-name="Standard">même est composé essentiellement de DAH DIT DAH qui épelle un message</text:p>
      <text:p text:style-name="Standard">en code morse ; par Jim Hague [30]</text:p>
      <text:p text:style-name="Standard">• Un traducteur anglais-cochon-latin. Le code source a lui-même la forme</text:p>
      <text:p text:style-name="Standard">d’une tête de cochon. Par Don Dodson [31]</text:p>
      <text:p text:style-name="Standard">• Un programme dont chaque ligne de code est un palindrome. (auteur in-</text:p>
      <text:p text:style-name="Standard">connu).</text:p>
      <text:p text:style-name="Standard">La liste continue.</text:p>
      <text:p text:style-name="Standard">Ces programmes se rapprochent fortement de la poésie, par la forme textuelle</text:p>
      <text:p text:style-name="Standard">et le rapport entre la forme et le fond, et encore au delà, à travers leur comporte-</text:p>
      <text:p text:style-name="Standard">ment une fois le code exécuté. Avec ces exemples, on peut mieux comprendre la</text:p>
      <text:p text:style-name="Standard">dimension artistique que peut prendre le code. Dès lors, on comprend que le code</text:p>
      <text:p text:style-name="Standard">peut être le produit d’approches esthétiques artistiques variées. Au départ réservé</text:p>
      <text:p text:style-name="Standard">à un groupe d’initiés, ces nouvelles formes d’art se sont progressivement distillées</text:p>
      <text:p text:style-name="Standard">dans la société notamment par internet. Le code est ainsi passé progressivement</text:p>
      <text:p text:style-name="Standard">d’un mal nécessaire à une forme artistique à part entière qui regroupe ses propres</text:p>
      <text:p text:style-name="Standard">courants et approches.</text:p>
      <text:p text:style-name="Standard">4.3</text:p>
      <text:p text:style-name="Standard">Univers visuels, connotations et perceptions</text:p>
      <text:p text:style-name="Standard">On l’a dit, l’essor de l’informatique et notamment la démocratisation des ordi-</text:p>
      <text:p text:style-name="Standard">nateurs personnels, puis le développement d’Internet ont dès leur origine baignés</text:p>
      <text:p text:style-name="Standard">dans la culture des sphères d’initiés à ces nouvelles technologies. On pensera par</text:p>
      <text:p text:style-name="Standard">exemple au terme de geek et nerd qui se sont répandus. D’abord connotés néga-</text:p>
      <text:p text:style-name="Standard">tivement, ces termes ont peu a peu été utilisés par différentes communautés qui</text:p>
      <text:p text:style-name="Standard">19se sont alors appropriés ces termes. Très tôt, ces communautés ont développé</text:p>
      <text:p text:style-name="Standard">leurs propres esthétiques et leur influence n’a fait que se renforcer avec l’essor des</text:p>
      <text:p text:style-name="Standard">réseaux sociaux de masses. Au milieu de tous ces changements, une constante</text:p>
      <text:p text:style-name="Standard">: le développement de la programmation et l’apparition de nouveaux outils plus</text:p>
      <text:p text:style-name="Standard">simples et accessible, permettant au plus grand nombre de se former sur ces sujets.</text:p>
      <text:p text:style-name="Standard">C’est ainsi que le code est progressivement entré dans la culture populaire. De</text:p>
      <text:p text:style-name="Standard">par son aspect rigide et sa complexité, le code fait peur aux yeux du grand publique.</text:p>
      <text:p text:style-name="Standard">Dès lors, les personnes capables de le maîtriser apparaissent alors tour à tour</text:p>
      <text:p text:style-name="Standard">comme des génies solitaires ou des criminels. La contre-culture des années 1980-</text:p>
      <text:p text:style-name="Standard">1990 infuse alors l’idée du délinquant encapuchonné qui terrorise entreprises et</text:p>
      <text:p text:style-name="Standard">gouvernement au nom de l’anarchisme et d’un rejet de la société civile. Le modèle</text:p>
      <text:p text:style-name="Standard">du hacker est né. C’est dans cette optique qu’apparaissent des films comme The</text:p>
      <text:p text:style-name="Standard"><text:soft-page-break/>Matrix ou Elysium qui font du hacker le véritable héros car seul initié capable de</text:p>
      <text:p text:style-name="Standard">lutter contre le système. Ces films ayant connu un certain succès, cette esthétique</text:p>
      <text:p text:style-name="Standard">a profondément influencé la décennie suivante, particulièrement dans le milieu du</text:p>
      <text:p text:style-name="Standard">jeu vidéo. La science-fiction s’est très tôt emparée de ces problématiques avec bons</text:p>
      <text:p text:style-name="Standard">nombres d’œuvres de TRON à Terminator, en passant par</text:p>
      <text:p text:style-name="Standard">L’esthétique du code s’est profondément infusée dans la culture web et les</text:p>
      <text:p text:style-name="Standard">mêmes. On retrouve plusieurs esthétiques qui se croisent ou parfois s’affrontent.</text:p>
      <text:p text:style-name="Standard">Puisque le code est souvent produit par une minorité, on retrouve une première</text:p>
      <text:p text:style-name="Standard">connotation autour de l’espionnage, de la surveillance de masse et des complots.</text:p>
      <text:p text:style-name="Standard">On se souviendra entre autre de la légende urbaine du jeu Polybius, un jeu vidéo</text:p>
      <text:p text:style-name="Standard">censé causer des effets pouvant aller jusqu’à la mort, à l’IA maléfique GLaDOS</text:p>
      <text:p text:style-name="Standard">dans les jeux Portal, ou au fameux Dark Net relié aux cypherpunks, espions et</text:p>
      <text:p text:style-name="Standard">criminels passant par des réseaux parallèles comme Tor. De l’autre côté du spec-</text:p>
      <text:p text:style-name="Standard">tre, on retrouvera des esthétiques plus ancrées dans la pop-culture, aux univers</text:p>
      <text:p text:style-name="Standard">colorés et mélodiques. La connotation sera alors beaucoup plus positive, centrée</text:p>
      <text:p text:style-name="Standard">sur l’aspect communautaire. On peut noter la prévalence du jeu vidéo, véritable</text:p>
      <text:p text:style-name="Standard">catalyser des univers développés autour ou incorporant des éléments liés au code</text:p>
      <text:p text:style-name="Standard">et à la programmation.</text:p>
      <text:p text:style-name="Standard">Enfin, il semble important de mentionner l’impacte de la communauté Open</text:p>
      <text:p text:style-name="Standard">Source et FOSS. Avec des figures importantes comme Linus Torvalds, program-</text:p>
      <text:p text:style-name="Standard">meur bien connu pour être le créateur et programmeur principal du noyau Linux</text:p>
      <text:p text:style-name="Standard">et du système de contrôle de version Git. Cette communauté prône des valeurs</text:p>
      <text:p text:style-name="Standard">d’accessibilité, de contrôle raisonné des données, de décentralisation et de liberté</text:p>
      <text:p text:style-name="Standard">de l’information. Cette communauté fait une utilisation importante du code y</text:p>
      <text:p text:style-name="Standard">compris à des fins de liberté d’expression. Ainsi, puisque le code est un texte,</text:p>
      <text:p text:style-name="Standard">celui-ci peut être imprimé et tombe sous les lois de la liberté d’expression et de</text:p>
      <text:p text:style-name="Standard">20la presse. Il existe plusieurs exemples frappant d’utilisation du code à des fins</text:p>
      <text:p text:style-name="Standard">de contournement qui pourrait être qualifiés d’artistique et qui trace un chemin</text:p>
      <text:p text:style-name="Standard">direct entre code et littérature. Ainsi, Florian Cramer, dans son essai “Digital</text:p>
      <text:p text:style-name="Standard">code and literary text” propose l’exemple du code source du programme PGP. Ce</text:p>
      <text:p text:style-name="Standard">programme ayant été considéré comme une arme au sens légale, son auteur, Phil</text:p>
      <text:p text:style-name="Standard">Zimmerman à alors eu l’idée d’en publier le code-source dans un livre. Ainsi, le</text:p>
      <text:p text:style-name="Standard">programme est alors tombé dans le domaine littéraire et protégé par le U.S. First</text:p>
      <text:p text:style-name="Standard">Amendment of free speech: «So the book could be exported outside the United</text:p>
      <text:p text:style-name="Standard">States and, by scanning and retyping, translated back into an executable program»</text:p>
      <text:p text:style-name="Standard">[9].</text:p>
      <text:p text:style-name="Standard">Ces communautés ont développé au fil des ans leurs propres univers et gram-</text:p>
      <text:p text:style-name="Standard">maires visuelles dans lequel le code prend généralement une place non négligeable.</text:p>
      <text:p text:style-name="Standard">Ces esthétiques ont en retour influencé les programmeurs eux-mêmes. C’est ainsi</text:p>
      <text:p text:style-name="Standard">que les outils de développement intègrent de plus en plus des notions d’esthétisme</text:p>
      <text:p text:style-name="Standard">visuel, avec par exemple le thème sombre très affectionné par les développeurs</text:p>
      <text:p text:style-name="Standard">pour être considéré comme plus agréable lors d’un travail généralement nocturne.</text:p>
      <text:p text:style-name="Standard">De même, il est normal qu’une personne passant ses journées entières cherche à</text:p>
      <text:p text:style-name="Standard">esthétiser son environnement de travail soit par pur plaisir soit par réel goût pour</text:p>
      <text:p text:style-name="Standard">l’esthétisme. La police d’écriture peut par exemple être créée et utilisée exclusive-</text:p>
      <text:p text:style-name="Standard">ment pour certains types de code particuliers ou par certains développeurs. Ces</text:p>
      <text:p text:style-name="Standard">considérations se retrouvent historiquement dans la communauté des développeurs</text:p>
      <text:p text:style-name="Standard">web du fait de leur intérêt nécessairement plus élevé pour les interfaces graphiques</text:p>
      <text:p text:style-name="Standard">étant donné que c’est généralement une composante importante de leur métier.</text:p>
      <text:p text:style-name="Standard">On remarque donc l’importance en filigrane que le code infuse dans la culture</text:p>
      <text:p text:style-name="Standard">populaire et internet moderne. Porté par diverses communautés et univers visuels,</text:p>
      <text:p text:style-name="Standard">influençant les œuvres notamment audio-visuelles ou littéraires. Programmation</text:p>
      <text:p text:style-name="Standard"><text:soft-page-break/>et code sont devenues des composantes importantes de la culture actuelle.</text:p>
      <text:p text:style-name="Standard">5</text:p>
      <text:p text:style-name="Standard">Conclusion</text:p>
      <text:p text:style-name="Standard">À la question : Le code est-il de l’art ?, la réponse semble être : oui, le code, en</text:p>
      <text:p text:style-name="Standard">tant que produit d’une technique créative peut être de l’art, ce qui ne veut pas</text:p>
      <text:p text:style-name="Standard">dire que tout code est nécessairement de l’art. Discuter du sujet impose d’avoir</text:p>
      <text:p text:style-name="Standard">conscience de la complexité des notions mises en jeu. D’une part le code désigne</text:p>
      <text:p text:style-name="Standard">plusieurs réalités et est à mettre en relation avec la programmation. D’autre part</text:p>
      <text:p text:style-name="Standard">la définition de l’art pose de nombreux problèmes. Malgré tout, le code reste un</text:p>
      <text:p text:style-name="Standard">espace de création et de dialogue à part entier. L’art peut s’insinuer à différents</text:p>
      <text:p text:style-name="Standard">21niveaux : de complexité, de forme ou de fond, ou même graphique et visuelle. Ainsi,</text:p>
      <text:p text:style-name="Standard">il existe de nombreuses potentialités et possibilités artistiques pour le code. Qu’il</text:p>
      <text:p text:style-name="Standard">s’agisse de s’imposer une démarche particulière, de viser des objectifs surprenants</text:p>
      <text:p text:style-name="Standard">ou de créer un code aux propriétés esthétiques certaines, il existe de nombreuses</text:p>
      <text:p text:style-name="Standard">voies artistiques pour le code. Ce code est alors à même de toucher et de provoquer</text:p>
      <text:p text:style-name="Standard">des réactions ou sentiments selon les propriétés généralement attribuées aux œuvres</text:p>
      <text:p text:style-name="Standard">d’art chez l’individu qui en fait l’expérience.</text:p>
      <text:p text:style-name="Standard">Code, programmation, et informatique sont des disciplines ou des objets relative-</text:p>
      <text:p text:style-name="Standard">ment nouveaux au vu de leur histoire encore très récente, surtout en comparaison</text:p>
      <text:p text:style-name="Standard">avec d’autres disciplines artistiques anciennes. Malgré tout, ces derniers ont vu un</text:p>
      <text:p text:style-name="Standard">développement fulgurant et ont eu un impact absolument majeur sur l’humanité</text:p>
      <text:p text:style-name="Standard">et la vie courante. En ouvrant un nouvel espace de création artistique, code et</text:p>
      <text:p text:style-name="Standard">programmation sont devenus des sujets de discussion, de débat, et de création</text:p>
      <text:p text:style-name="Standard">artistique dont l’impact est déjà mesurable dans la culture actuelle. Il reste cepen-</text:p>
      <text:p text:style-name="Standard">dant de très nombreuses possibilités de développement et d’ouverture pour que le</text:p>
      <text:p text:style-name="Standard">code devienne réellement un art et une forme d’expression reconnue, notamment</text:p>
      <text:p text:style-name="Standard">du point de vue institutionnel et académique. À l’heure actuelle, si le code peut</text:p>
      <text:p text:style-name="Standard">être de l’art, il est encore difficile de le considérer intrinsèquement comme tel.</text:p>
      <text:p text:style-name="Standard">226</text:p>
      <text:p text:style-name="Standard">Appendices</text:p>
      <text:p text:style-name="Standard">Acronymes</text:p>
      <text:p text:style-name="Standard">ASIC Application-specific integrated circuit. 3</text:p>
      <text:p text:style-name="Standard">FOSS Free and Open Source Software. 21</text:p>
      <text:p text:style-name="Standard">IDE Integrated Development Environment. 18, 19</text:p>
      <text:p text:style-name="Standard">IOCCC International Obfuscated C Code Contest. 19</text:p>
      <text:p text:style-name="Standard">NFT Non Fungible Token. 13</text:p>
      <text:p text:style-name="Standard">PGP Pretty Good Privacy. 21</text:p>
      <text:p text:style-name="Standard">RAM Random Access Memory. 14</text:p>
      <text:p text:style-name="Standard">Glossaire</text:p>
      <text:p text:style-name="Standard">calligramme Un calligramme est un poème ou type de poème dans lequel l’agencement</text:p>
      <text:p text:style-name="Standard">du texte, des mots et des symboles forme une image en lien avec le contenu</text:p>
      <text:p text:style-name="Standard">du poème, c’est-à-dire du sens du texte. Il s’agit donc d’un jeu sur le rapport</text:p>
      <text:p text:style-name="Standard">entre forme et fond.. 19</text:p>
      <text:p text:style-name="Standard">cypherpunk Ce terme lui-même désigne un individu et par extension une com-</text:p>
      <text:p text:style-name="Standard">munauté d’individu qui milite pour l’utilisation de la cryptographie et de la</text:p>
      <text:p text:style-name="Standard">protection forte de données et de l’anonymat sur internet. C’est également</text:p>
      <text:p text:style-name="Standard">le titre d’un livre de Julian Assange : Cypherpunks: Freedom and the Future</text:p>
      <text:p text:style-name="Standard">of the Internet.. 20</text:p>
      <text:p text:style-name="Standard">palindrome Un palindrome est un texte, une phrase, un nombre, un mot ou</text:p>
      <text:p text:style-name="Standard">simplement une séquence de caractères qui peut se lire indifféremment dans</text:p>
      <text:p text:style-name="Standard">un sens ou dans l’autre.. 19</text:p>
      <text:p text:style-name="Standard">23Références</text:p>
      <text:p text:style-name="Standard"><text:soft-page-break/>[1] Alan Turing. “On computable numbers, with an application to the entschei-</text:p>
      <text:p text:style-name="Standard">dungsproblem”. In: Proc. Lond. Math. Soc. (3) s2-42.1 (1937), pp. 230–265.</text:p>
      <text:p text:style-name="Standard">[2] Claude Nimmo and Larousse (Firm). Le petit Larousse illustré. 21, rue de</text:p>
      <text:p text:style-name="Standard">Montparnasse 75283 Paris Cedex 06: Larousse, 2017.</text:p>
      <text:p text:style-name="Standard">[3] M Romero, B Lille, and A Patiño. Usages créatifs du numérique pour l’apprentissage</text:p>
      <text:p text:style-name="Standard">au XXIe siècle. Presses de l’Université du Québec, 2017.</text:p>
      <text:p text:style-name="Standard">[4] code. fr. https://fr.wiktionary.org/wiki/code. Consulté le 19-3-2022.</text:p>
      <text:p text:style-name="Standard">[5] Edsger W. Dijkstra. A Discipline of Programming. Prentice-Hall, 1976, pp. vii–</text:p>
      <text:p text:style-name="Standard">30.</text:p>
      <text:p text:style-name="Standard">[6] Bernard Amade. Introduction à la programmation. Paris: MA Editions, 2019.</text:p>
      <text:p text:style-name="Standard">[7] L’importance des langages en informatique. INRIA de Rennes, Nov. 4, 2015.</text:p>
      <text:p text:style-name="Standard">[8] Gilles. Dowek and Jean-Jacques Levy. Introduction à la théorie des langages</text:p>
      <text:p text:style-name="Standard">de programmation. Ellipses, 2006.</text:p>
      <text:p text:style-name="Standard">[9] Florian Cramer. “Digital code and literary text”. In: Beehive Hypertext/Hypermedia</text:p>
      <text:p text:style-name="Standard">Literary Journal (Sept. 27, 2001).</text:p>
      <text:p text:style-name="Standard">[14] René Magritte. La trahison des images (Ceci n’est pas une pipe). Paintings:</text:p>
      <text:p text:style-name="Standard">Oil on canvas 23 3/4 × 31 15/16 × 1 in. Currently on public view: Broad</text:p>
      <text:p text:style-name="Standard">Contemporary Art Museum, floor 3. 1929.</text:p>
      <text:p text:style-name="Standard">[15] Simon Davies. Definitions of Art. Cornell University Press, 1991. isbn: 978-</text:p>
      <text:p text:style-name="Standard">0-8014-9794-0.</text:p>
      <text:p text:style-name="Standard">[16] Donald E. Knuth. The art of computer programming. 3rd Ed. Vol. 1. Addison-</text:p>
      <text:p text:style-name="Standard">Wesley Longman, 1997. 664 pp. isbn: 0-201-89683-4.</text:p>
      <text:p text:style-name="Standard">[17] Les inventions qui ont changé le monde. 1st Ed. Edition Sélecion du Reader’s</text:p>
      <text:p text:style-name="Standard">Digest, 1982. isbn: 2-7098-0101-9.</text:p>
      <text:p text:style-name="Standard">[18] Jacquard - Les Rues de Lyon. fr. Accessed: 2022-3-21. July 2009.</text:p>
      <text:p text:style-name="Standard">[19] The IBM punched card. en. Accessed: 2022-3-21. Mar. 2012.</text:p>
      <text:p text:style-name="Standard">[20] View all of Hansel’s posts. The history of coding and computer programming.</text:p>
      <text:p text:style-name="Standard">en. Accessed: 2022-3-21. Aug. 2018.</text:p>
      <text:p text:style-name="Standard">[21] B Jack Copeland. “The modern history of computing”. In: The Stanford En-</text:p>
      <text:p text:style-name="Standard">cyclopedia of Philosophy. Ed. by Edward N Zalta. Winter 2020. Metaphysics</text:p>
      <text:p text:style-name="Standard">Research Lab, Stanford University, 2020.</text:p>
      <text:p text:style-name="Standard">24[22] Joasia Krysa. “Ada Lovelace: There Never Was a Note G”. In: (). Ed. by</text:p>
      <text:p text:style-name="Standard">Carolyn Christov-Bakargiev. introduction to a notebook 55 Ada Lovelace,</text:p>
      <text:p text:style-name="Standard">author Joasia Krysa, published in dOCUMENTA (13) series 100 Notes –</text:p>
      <text:p text:style-name="Standard">100 Thoughts. Also published as a chapter in The Book of Books.</text:p>
      <text:p text:style-name="Standard">[23] Arthur Danto. La transfiguration du banal : une philosophie de l’art. Edition</text:p>
      <text:p text:style-name="Standard">du Seuil, 1989. isbn: 978-2-02-010463-0.</text:p>
      <text:p text:style-name="Standard">[24] Marcus Steinweg. “Nine Theses on Art”. In: Art U+0026 Research 3.1 (2009).</text:p>
      <text:p text:style-name="Standard">issn: 1752-6388.</text:p>
      <text:p text:style-name="Standard">[25] art | Wiktionnaire. fr. Accessed: 2022-5-12.</text:p>
      <text:p text:style-name="Standard">[26] Éditions Larousse. Définitions : oeuvre - Dictionnaire de français Larousse.</text:p>
      <text:p text:style-name="Standard">fr. Accessed: 2022-5-12.</text:p>
      <text:p text:style-name="Standard">[27] Editions Larousse. Définitions : art, arts - Dictionnaire de français Larousse.</text:p>
      <text:p text:style-name="Standard">fr. Accessed: 2022-5-12.</text:p>
      <text:p text:style-name="Standard">[28] Dean Takahashi. Jonathan Blow: How Thekla is moving beyond The Witness.</text:p>
      <text:p text:style-name="Standard">en. Accessed: 2022-5-13. July 2018.</text:p>
      <text:p text:style-name="Standard">[29] Sean Barrett. Accessed: 2022-5-13.</text:p>
      <text:p text:style-name="Standard">[30] Jim Hague. Accessed: 2022-5-13.</text:p>
      <text:p text:style-name="Standard">[31] Don Dodson. Accessed: 2022-5-13.</text:p>
      <text:p text:style-name="Standard">Bibliographie complémentaire</text:p>
      <text:p text:style-name="Standard">[10] Andy Oram and Grew Wilson. L’art du beau code. 1ère Ed. Paris: Edition</text:p>
      <text:p text:style-name="Standard">O’REILLY, 2008. 621 pp. isbn: 978-2-84177-423-4.</text:p>
      <text:p text:style-name="Standard"><text:soft-page-break/>[11] Martin Fowler. Refactoring. 2nd Ed. Malakoff: Dunod, 2019. 419 pp. isbn:</text:p>
      <text:p text:style-name="Standard">978-2-10-080116-9.</text:p>
      <text:p text:style-name="Standard">[12] Robert C. Martin. Clean Code: a handbook of agile software craftsmanship.</text:p>
      <text:p text:style-name="Standard">Montreuil: Pearson, 2009. 457 pp. isbn: 978-2-3260-0227-2.</text:p>
      <text:p text:style-name="Standard">[13] Dustin Boswell and Trevor Foucher. The art of readable code. 1st Ed. O’Reilly</text:p>
      <text:p text:style-name="Standard">Media, Inc, 2011. 204 pp. isbn: 978-0596802295.</text:p>
      <text:p text:style-name="Standard">2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23:31:44.399670231</meta:creation-date>
    <dc:date>2022-05-13T23:32:44.823207166</dc:date>
    <meta:editing-duration>PT1M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9" meta:paragraph-count="941" meta:word-count="10563" meta:character-count="64514" meta:non-whitespace-character-count="54892"/>
  </office:meta>
</office:document-meta>
</file>